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02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6" table:default-cell-style-name="Default"/>
        <table:table-column table:style-name="co2" table:number-columns-repeated="4" table:default-cell-style-name="ce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Größe in B (64-bit)</text:p>
          </table:table-cell>
          <table:covered-table-cell/>
          <table:table-cell table:style-name="ce5" office:value-type="string" calcext:value-type="string" table:number-columns-spanned="2" table:number-rows-spanned="1">
            <text:p>Größe in B (32-bit)</text:p>
          </table:table-cell>
          <table:covered-table-cell/>
          <table:table-cell table:style-name="ce8" office:value-type="string" calcext:value-type="string" table:number-columns-spanned="2" table:number-rows-spanned="1">
            <text:p>LCSStr in B</text:p>
          </table:table-cell>
          <table:covered-table-cell table:style-name="ce8" office:value-type="string" calcext:value-type="string">
            <text:p>32-bit</text:p>
          </table:covered-table-cell>
          <table:table-cell table:style-name="ce8" office:value-type="string" calcext:value-type="string" table:number-columns-spanned="2" table:number-rows-spanned="1">
            <text:p>Ähnlichkeit</text:p>
          </table:table-cell>
          <table:covered-table-cell table:style-name="Default"/>
          <table:table-cell table:style-name="ce8" office:value-type="string" calcext:value-type="string" table:number-columns-spanned="2" table:number-rows-spanned="1">
            <text:p>Ähnlichkeit 2</text:p>
          </table:table-cell>
          <table:covered-table-cell table:style-name="Default"/>
          <table:table-cell table:number-columns-repeated="4"/>
          <table:table-cell table:style-name="ce8" office:value-type="string" calcext:value-type="string" table:number-columns-spanned="1" table:number-rows-spanned="2">
            <text:p>Programmname</text:p>
          </table:table-cell>
          <table:table-cell table:style-name="ce8" office:value-type="string" calcext:value-type="string" table:number-columns-spanned="2" table:number-rows-spanned="1">
            <text:p>Max Block in Instr. (64-bit)</text:p>
          </table:table-cell>
          <table:covered-table-cell/>
          <table:table-cell table:style-name="ce8" office:value-type="string" calcext:value-type="string" table:number-columns-spanned="2" table:number-rows-spanned="1">
            <text:p>Max Block in Instr. (32-bit)</text:p>
          </table:table-cell>
          <table:covered-table-cell/>
          <table:table-cell/>
        </table:table-row>
        <table:table-row table:style-name="ro1">
          <table:covered-table-cell table:style-name="Default"/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 table:number-columns-repeated="4"/>
          <table:covered-table-cell/>
          <table:table-cell table:style-name="ce9" office:value-type="string" calcext:value-type="string">
            <text:p>obfus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</text:p>
          </table:table-cell>
          <table:table-cell table:style-name="ce6" office:value-type="string" calcext:value-type="string">
            <text:p>n.obfu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Coreutils</text:p>
          </table:table-cell>
          <table:covered-table-cell table:number-columns-repeated="10" table:style-name="ce6"/>
          <table:table-cell table:number-columns-repeated="4"/>
          <table:table-cell office:value-type="string" calcext:value-type="string">
            <text:p>[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style-name="ce6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76624" calcext:value-type="float">
            <text:p>76624</text:p>
          </table:table-cell>
          <table:table-cell office:value-type="float" office:value="224144" calcext:value-type="float">
            <text:p>224144</text:p>
          </table:table-cell>
          <table:table-cell office:value-type="float" office:value="71404" calcext:value-type="float">
            <text:p>71404</text:p>
          </table:table-cell>
          <table:table-cell office:value-type="float" office:value="243468" calcext:value-type="float">
            <text:p>243468</text:p>
          </table:table-cell>
          <table:table-cell office:value-type="float" office:value="12437" calcext:value-type="float">
            <text:p>12437</text:p>
          </table:table-cell>
          <table:table-cell office:value-type="float" office:value="12393" calcext:value-type="float">
            <text:p>12393</text:p>
          </table:table-cell>
          <table:table-cell table:formula="of:=[.F4]/SQRT([.B4]*[.C4])*100" office:value-type="float" office:value="9.49007545539297" calcext:value-type="float">
            <text:p>9,49</text:p>
          </table:table-cell>
          <table:table-cell table:formula="of:=[.G4]/SQRT([.D4]*[.E4])*100" office:value-type="float" office:value="9.39927237583395" calcext:value-type="float">
            <text:p>9,40</text:p>
          </table:table-cell>
          <table:table-cell table:formula="of:=[.F4]/[.B4]*100" office:value-type="float" office:value="16.2312069325538" calcext:value-type="float">
            <text:p>16,23</text:p>
          </table:table-cell>
          <table:table-cell table:formula="of:=[.G4]/[.D4]*100" office:value-type="float" office:value="17.3561705226598" calcext:value-type="float">
            <text:p>17,36</text:p>
          </table:table-cell>
          <table:table-cell table:number-columns-repeated="4"/>
          <table:table-cell office:value-type="string" calcext:value-type="string">
            <text:p>b2sum</text:p>
          </table:table-cell>
          <table:table-cell office:value-type="float" office:value="1674" calcext:value-type="float">
            <text:p>1674</text:p>
          </table:table-cell>
          <table:table-cell office:value-type="float" office:value="1692" calcext:value-type="float">
            <text:p>1692</text:p>
          </table:table-cell>
          <table:table-cell office:value-type="float" office:value="5420" calcext:value-type="float">
            <text:p>5420</text:p>
          </table:table-cell>
          <table:table-cell office:value-type="float" office:value="5434" calcext:value-type="float">
            <text:p>5434</text:p>
          </table:table-cell>
          <table:table-cell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79556" calcext:value-type="float">
            <text:p>79556</text:p>
          </table:table-cell>
          <table:table-cell office:value-type="float" office:value="3630" calcext:value-type="float">
            <text:p>3630</text:p>
          </table:table-cell>
          <table:table-cell office:value-type="float" office:value="1115" calcext:value-type="float">
            <text:p>1115</text:p>
          </table:table-cell>
          <table:table-cell table:formula="of:=[.F5]/SQRT([.B5]*[.C5])*100" office:value-type="float" office:value="7.24441906903266" calcext:value-type="float">
            <text:p>7,24</text:p>
          </table:table-cell>
          <table:table-cell table:formula="of:=[.G5]/SQRT([.D5]*[.E5])*100" office:value-type="float" office:value="2.6543465711408" calcext:value-type="float">
            <text:p>2,65</text:p>
          </table:table-cell>
          <table:table-cell table:formula="of:=[.F5]/[.B5]*100" office:value-type="float" office:value="11.628651973347" calcext:value-type="float">
            <text:p>11,63</text:p>
          </table:table-cell>
          <table:table-cell table:formula="of:=[.G5]/[.D5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base3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3294" calcext:value-type="float">
            <text:p>3294</text:p>
          </table:table-cell>
          <table:table-cell office:value-type="float" office:value="1116" calcext:value-type="float">
            <text:p>1116</text:p>
          </table:table-cell>
          <table:table-cell table:formula="of:=[.F6]/SQRT([.B6]*[.C6])*100" office:value-type="float" office:value="6.57269220065484" calcext:value-type="float">
            <text:p>6,57</text:p>
          </table:table-cell>
          <table:table-cell table:formula="of:=[.G6]/SQRT([.D6]*[.E6])*100" office:value-type="float" office:value="2.65611461581873" calcext:value-type="float">
            <text:p>2,66</text:p>
          </table:table-cell>
          <table:table-cell table:formula="of:=[.F6]/[.B6]*100" office:value-type="float" office:value="10.5495772482706" calcext:value-type="float">
            <text:p>10,55</text:p>
          </table:table-cell>
          <table:table-cell table:formula="of:=[.G6]/[.D6]*100" office:value-type="float" office:value="5.02974580854516" calcext:value-type="float">
            <text:p>5,03</text:p>
          </table:table-cell>
          <table:table-cell table:number-columns-repeated="4"/>
          <table:table-cell office:value-type="string" calcext:value-type="string">
            <text:p>base6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60064" calcext:value-type="float">
            <text:p>60064</text:p>
          </table:table-cell>
          <table:table-cell office:value-type="float" office:value="228064" calcext:value-type="float">
            <text:p>228064</text:p>
          </table:table-cell>
          <table:table-cell office:value-type="float" office:value="50956" calcext:value-type="float">
            <text:p>50956</text:p>
          </table:table-cell>
          <table:table-cell office:value-type="float" office:value="247596" calcext:value-type="float">
            <text:p>247596</text:p>
          </table:table-cell>
          <table:table-cell office:value-type="float" office:value="7408" calcext:value-type="float">
            <text:p>7408</text:p>
          </table:table-cell>
          <table:table-cell office:value-type="float" office:value="7421" calcext:value-type="float">
            <text:p>7421</text:p>
          </table:table-cell>
          <table:table-cell table:formula="of:=[.F7]/SQRT([.B7]*[.C7])*100" office:value-type="float" office:value="6.32944280294331" calcext:value-type="float">
            <text:p>6,33</text:p>
          </table:table-cell>
          <table:table-cell table:formula="of:=[.G7]/SQRT([.D7]*[.E7])*100" office:value-type="float" office:value="6.60682730524711" calcext:value-type="float">
            <text:p>6,61</text:p>
          </table:table-cell>
          <table:table-cell table:formula="of:=[.F7]/[.B7]*100" office:value-type="float" office:value="12.3335109216835" calcext:value-type="float">
            <text:p>12,33</text:p>
          </table:table-cell>
          <table:table-cell table:formula="of:=[.G7]/[.D7]*100" office:value-type="float" office:value="14.5635450192323" calcext:value-type="float">
            <text:p>14,56</text:p>
          </table:table-cell>
          <table:table-cell table:number-columns-repeated="4"/>
          <table:table-cell office:value-type="string" calcext:value-type="string">
            <text:p>base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3158" calcext:value-type="float">
            <text:p>3158</text:p>
          </table:table-cell>
          <table:table-cell office:value-type="float" office:value="1115" calcext:value-type="float">
            <text:p>1115</text:p>
          </table:table-cell>
          <table:table-cell table:formula="of:=[.F8]/SQRT([.B8]*[.C8])*100" office:value-type="float" office:value="6.14784915448468" calcext:value-type="float">
            <text:p>6,15</text:p>
          </table:table-cell>
          <table:table-cell table:formula="of:=[.G8]/SQRT([.D8]*[.E8])*100" office:value-type="float" office:value="2.58854626838362" calcext:value-type="float">
            <text:p>2,59</text:p>
          </table:table-cell>
          <table:table-cell table:formula="of:=[.F8]/[.B8]*100" office:value-type="float" office:value="10.1166068682727" calcext:value-type="float">
            <text:p>10,12</text:p>
          </table:table-cell>
          <table:table-cell table:formula="of:=[.G8]/[.D8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560" calcext:value-type="float">
            <text:p>43560</text:p>
          </table:table-cell>
          <table:table-cell office:value-type="float" office:value="125552" calcext:value-type="float">
            <text:p>125552</text:p>
          </table:table-cell>
          <table:table-cell office:value-type="float" office:value="34496" calcext:value-type="float">
            <text:p>34496</text:p>
          </table:table-cell>
          <table:table-cell office:value-type="float" office:value="132840" calcext:value-type="float">
            <text:p>132840</text:p>
          </table:table-cell>
          <table:table-cell office:value-type="float" office:value="4237" calcext:value-type="float">
            <text:p>4237</text:p>
          </table:table-cell>
          <table:table-cell office:value-type="float" office:value="4205" calcext:value-type="float">
            <text:p>4205</text:p>
          </table:table-cell>
          <table:table-cell table:formula="of:=[.F9]/SQRT([.B9]*[.C9])*100" office:value-type="float" office:value="5.72931513506842" calcext:value-type="float">
            <text:p>5,73</text:p>
          </table:table-cell>
          <table:table-cell table:formula="of:=[.G9]/SQRT([.D9]*[.E9])*100" office:value-type="float" office:value="6.21179617662261" calcext:value-type="float">
            <text:p>6,21</text:p>
          </table:table-cell>
          <table:table-cell table:formula="of:=[.F9]/[.B9]*100" office:value-type="float" office:value="9.72681359044995" calcext:value-type="float">
            <text:p>9,73</text:p>
          </table:table-cell>
          <table:table-cell table:formula="of:=[.G9]/[.D9]*100" office:value-type="float" office:value="12.189819109462" calcext:value-type="float">
            <text:p>12,19</text:p>
          </table:table-cell>
          <table:table-cell table:number-columns-repeated="4"/>
          <table:table-cell office:value-type="string" calcext:value-type="string">
            <text:p>chco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1768" calcext:value-type="float">
            <text:p>51768</text:p>
          </table:table-cell>
          <table:table-cell office:value-type="float" office:value="174712" calcext:value-type="float">
            <text:p>174712</text:p>
          </table:table-cell>
          <table:table-cell office:value-type="float" office:value="46796" calcext:value-type="float">
            <text:p>46796</text:p>
          </table:table-cell>
          <table:table-cell office:value-type="float" office:value="190188" calcext:value-type="float">
            <text:p>190188</text:p>
          </table:table-cell>
          <table:table-cell office:value-type="float" office:value="5365" calcext:value-type="float">
            <text:p>5365</text:p>
          </table:table-cell>
          <table:table-cell office:value-type="float" office:value="5349" calcext:value-type="float">
            <text:p>5349</text:p>
          </table:table-cell>
          <table:table-cell table:formula="of:=[.F10]/SQRT([.B10]*[.C10])*100" office:value-type="float" office:value="5.64128011901292" calcext:value-type="float">
            <text:p>5,64</text:p>
          </table:table-cell>
          <table:table-cell table:formula="of:=[.G10]/SQRT([.D10]*[.E10])*100" office:value-type="float" office:value="5.66991666797441" calcext:value-type="float">
            <text:p>5,67</text:p>
          </table:table-cell>
          <table:table-cell table:formula="of:=[.F10]/[.B10]*100" office:value-type="float" office:value="10.3635450471334" calcext:value-type="float">
            <text:p>10,36</text:p>
          </table:table-cell>
          <table:table-cell table:formula="of:=[.G10]/[.D10]*100" office:value-type="float" office:value="11.4304641422344" calcext:value-type="float">
            <text:p>11,43</text:p>
          </table:table-cell>
          <table:table-cell table:number-columns-repeated="4"/>
          <table:table-cell office:value-type="string" calcext:value-type="string">
            <text:p>chgrp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60016" calcext:value-type="float">
            <text:p>60016</text:p>
          </table:table-cell>
          <table:table-cell office:value-type="float" office:value="522968" calcext:value-type="float">
            <text:p>522968</text:p>
          </table:table-cell>
          <table:table-cell office:value-type="float" office:value="55020" calcext:value-type="float">
            <text:p>55020</text:p>
          </table:table-cell>
          <table:table-cell office:value-type="float" office:value="534300" calcext:value-type="float">
            <text:p>534300</text:p>
          </table:table-cell>
          <table:table-cell table:number-columns-repeated="2" office:value-type="float" office:value="9968" calcext:value-type="float">
            <text:p>9968</text:p>
          </table:table-cell>
          <table:table-cell table:formula="of:=[.F11]/SQRT([.B11]*[.C11])*100" office:value-type="float" office:value="5.62648218536579" calcext:value-type="float">
            <text:p>5,63</text:p>
          </table:table-cell>
          <table:table-cell table:formula="of:=[.G11]/SQRT([.D11]*[.E11])*100" office:value-type="float" office:value="5.81373389155673" calcext:value-type="float">
            <text:p>5,81</text:p>
          </table:table-cell>
          <table:table-cell table:formula="of:=[.F11]/[.B11]*100" office:value-type="float" office:value="16.6089042921888" calcext:value-type="float">
            <text:p>16,61</text:p>
          </table:table-cell>
          <table:table-cell table:formula="of:=[.G11]/[.D11]*100" office:value-type="float" office:value="18.117048346056" calcext:value-type="float">
            <text:p>18,12</text:p>
          </table:table-cell>
          <table:table-cell table:number-columns-repeated="4"/>
          <table:table-cell office:value-type="string" calcext:value-type="string">
            <text:p>chmod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622" calcext:value-type="float">
            <text:p>2622</text:p>
          </table:table-cell>
          <table:table-cell office:value-type="float" office:value="1115" calcext:value-type="float">
            <text:p>1115</text:p>
          </table:table-cell>
          <table:table-cell table:formula="of:=[.F12]/SQRT([.B12]*[.C12])*100" office:value-type="float" office:value="5.23088489489987" calcext:value-type="float">
            <text:p>5,23</text:p>
          </table:table-cell>
          <table:table-cell table:formula="of:=[.G12]/SQRT([.D12]*[.E12])*100" office:value-type="float" office:value="2.65373458480097" calcext:value-type="float">
            <text:p>2,65</text:p>
          </table:table-cell>
          <table:table-cell table:formula="of:=[.F12]/[.B12]*100" office:value-type="float" office:value="8.39523565573771" calcext:value-type="float">
            <text:p>8,40</text:p>
          </table:table-cell>
          <table:table-cell table:formula="of:=[.G12]/[.D12]*100" office:value-type="float" office:value="5.0252388678565" calcext:value-type="float">
            <text:p>5,03</text:p>
          </table:table-cell>
          <table:table-cell table:number-columns-repeated="4"/>
          <table:table-cell office:value-type="string" calcext:value-type="string">
            <text:p>chow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1208" calcext:value-type="float">
            <text:p>31208</text:p>
          </table:table-cell>
          <table:table-cell office:value-type="float" office:value="84520" calcext:value-type="float">
            <text:p>84520</text:p>
          </table:table-cell>
          <table:table-cell office:value-type="float" office:value="26276" calcext:value-type="float">
            <text:p>26276</text:p>
          </table:table-cell>
          <table:table-cell office:value-type="float" office:value="87748" calcext:value-type="float">
            <text:p>87748</text:p>
          </table:table-cell>
          <table:table-cell office:value-type="float" office:value="2606" calcext:value-type="float">
            <text:p>2606</text:p>
          </table:table-cell>
          <table:table-cell office:value-type="float" office:value="3926" calcext:value-type="float">
            <text:p>3926</text:p>
          </table:table-cell>
          <table:table-cell table:formula="of:=[.F13]/SQRT([.B13]*[.C13])*100" office:value-type="float" office:value="5.07413127134258" calcext:value-type="float">
            <text:p>5,07</text:p>
          </table:table-cell>
          <table:table-cell table:formula="of:=[.G13]/SQRT([.D13]*[.E13])*100" office:value-type="float" office:value="8.17621033712578" calcext:value-type="float">
            <text:p>8,18</text:p>
          </table:table-cell>
          <table:table-cell table:formula="of:=[.F13]/[.B13]*100" office:value-type="float" office:value="8.35042296846962" calcext:value-type="float">
            <text:p>8,35</text:p>
          </table:table-cell>
          <table:table-cell table:formula="of:=[.G13]/[.D13]*100" office:value-type="float" office:value="14.9413913837723" calcext:value-type="float">
            <text:p>14,94</text:p>
          </table:table-cell>
          <table:table-cell table:number-columns-repeated="4"/>
          <table:table-cell office:value-type="string" calcext:value-type="string">
            <text:p>chroo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471" calcext:value-type="float">
            <text:p>2471</text:p>
          </table:table-cell>
          <table:table-cell office:value-type="float" office:value="1115" calcext:value-type="float">
            <text:p>1115</text:p>
          </table:table-cell>
          <table:table-cell table:formula="of:=[.F14]/SQRT([.B14]*[.C14])*100" office:value-type="float" office:value="4.93139380704675" calcext:value-type="float">
            <text:p>4,93</text:p>
          </table:table-cell>
          <table:table-cell table:formula="of:=[.G14]/SQRT([.D14]*[.E14])*100" office:value-type="float" office:value="2.58854626838362" calcext:value-type="float">
            <text:p>2,59</text:p>
          </table:table-cell>
          <table:table-cell table:formula="of:=[.F14]/[.B14]*100" office:value-type="float" office:value="7.91581240389544" calcext:value-type="float">
            <text:p>7,92</text:p>
          </table:table-cell>
          <table:table-cell table:formula="of:=[.G14]/[.D14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cksu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462" calcext:value-type="float">
            <text:p>2462</text:p>
          </table:table-cell>
          <table:table-cell office:value-type="float" office:value="1115" calcext:value-type="float">
            <text:p>1115</text:p>
          </table:table-cell>
          <table:table-cell table:formula="of:=[.F15]/SQRT([.B15]*[.C15])*100" office:value-type="float" office:value="4.91168520642391" calcext:value-type="float">
            <text:p>4,91</text:p>
          </table:table-cell>
          <table:table-cell table:formula="of:=[.G15]/SQRT([.D15]*[.E15])*100" office:value-type="float" office:value="2.65373458480097" calcext:value-type="float">
            <text:p>2,65</text:p>
          </table:table-cell>
          <table:table-cell table:formula="of:=[.F15]/[.B15]*100" office:value-type="float" office:value="7.88294057377049" calcext:value-type="float">
            <text:p>7,88</text:p>
          </table:table-cell>
          <table:table-cell table:formula="of:=[.G15]/[.D15]*100" office:value-type="float" office:value="5.0252388678565" calcext:value-type="float">
            <text:p>5,03</text:p>
          </table:table-cell>
          <table:table-cell table:number-columns-repeated="4"/>
          <table:table-cell office:value-type="string" calcext:value-type="string">
            <text:p>com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52376" calcext:value-type="float">
            <text:p>52376</text:p>
          </table:table-cell>
          <table:table-cell office:value-type="float" office:value="195800" calcext:value-type="float">
            <text:p>195800</text:p>
          </table:table-cell>
          <table:table-cell office:value-type="float" office:value="47304" calcext:value-type="float">
            <text:p>47304</text:p>
          </table:table-cell>
          <table:table-cell office:value-type="float" office:value="223464" calcext:value-type="float">
            <text:p>223464</text:p>
          </table:table-cell>
          <table:table-cell office:value-type="float" office:value="4341" calcext:value-type="float">
            <text:p>4341</text:p>
          </table:table-cell>
          <table:table-cell office:value-type="float" office:value="4357" calcext:value-type="float">
            <text:p>4357</text:p>
          </table:table-cell>
          <table:table-cell table:formula="of:=[.F16]/SQRT([.B16]*[.C16])*100" office:value-type="float" office:value="4.28664262516378" calcext:value-type="float">
            <text:p>4,29</text:p>
          </table:table-cell>
          <table:table-cell table:formula="of:=[.G16]/SQRT([.D16]*[.E16])*100" office:value-type="float" office:value="4.23774522075514" calcext:value-type="float">
            <text:p>4,24</text:p>
          </table:table-cell>
          <table:table-cell table:formula="of:=[.F16]/[.B16]*100" office:value-type="float" office:value="8.28814724301207" calcext:value-type="float">
            <text:p>8,29</text:p>
          </table:table-cell>
          <table:table-cell table:formula="of:=[.G16]/[.D16]*100" office:value-type="float" office:value="9.21063757821749" calcext:value-type="float">
            <text:p>9,21</text:p>
          </table:table-cell>
          <table:table-cell table:number-columns-repeated="4"/>
          <table:table-cell office:value-type="string" calcext:value-type="string">
            <text:p>cp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35344" calcext:value-type="float">
            <text:p>35344</text:p>
          </table:table-cell>
          <table:table-cell office:value-type="float" office:value="117336" calcext:value-type="float">
            <text:p>117336</text:p>
          </table:table-cell>
          <table:table-cell office:value-type="float" office:value="26292" calcext:value-type="float">
            <text:p>26292</text:p>
          </table:table-cell>
          <table:table-cell office:value-type="float" office:value="124636" calcext:value-type="float">
            <text:p>124636</text:p>
          </table:table-cell>
          <table:table-cell office:value-type="float" office:value="2742" calcext:value-type="float">
            <text:p>2742</text:p>
          </table:table-cell>
          <table:table-cell office:value-type="float" office:value="1115" calcext:value-type="float">
            <text:p>1115</text:p>
          </table:table-cell>
          <table:table-cell table:formula="of:=[.F17]/SQRT([.B17]*[.C17])*100" office:value-type="float" office:value="4.25788533507645" calcext:value-type="float">
            <text:p>4,26</text:p>
          </table:table-cell>
          <table:table-cell table:formula="of:=[.G17]/SQRT([.D17]*[.E17])*100" office:value-type="float" office:value="1.94778628863464" calcext:value-type="float">
            <text:p>1,95</text:p>
          </table:table-cell>
          <table:table-cell table:formula="of:=[.F17]/[.B17]*100" office:value-type="float" office:value="7.75803531009507" calcext:value-type="float">
            <text:p>7,76</text:p>
          </table:table-cell>
          <table:table-cell table:formula="of:=[.G17]/[.D17]*100" office:value-type="float" office:value="4.24083371367716" calcext:value-type="float">
            <text:p>4,24</text:p>
          </table:table-cell>
          <table:table-cell table:number-columns-repeated="4"/>
          <table:table-cell office:value-type="string" calcext:value-type="string">
            <text:p>cspli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35368" calcext:value-type="float">
            <text:p>35368</text:p>
          </table:table-cell>
          <table:table-cell office:value-type="float" office:value="105064" calcext:value-type="float">
            <text:p>105064</text:p>
          </table:table-cell>
          <table:table-cell office:value-type="float" office:value="30404" calcext:value-type="float">
            <text:p>30404</text:p>
          </table:table-cell>
          <table:table-cell office:value-type="float" office:value="112356" calcext:value-type="float">
            <text:p>112356</text:p>
          </table:table-cell>
          <table:table-cell office:value-type="float" office:value="2590" calcext:value-type="float">
            <text:p>2590</text:p>
          </table:table-cell>
          <table:table-cell office:value-type="float" office:value="1116" calcext:value-type="float">
            <text:p>1116</text:p>
          </table:table-cell>
          <table:table-cell table:formula="of:=[.F18]/SQRT([.B18]*[.C18])*100" office:value-type="float" office:value="4.24881231801171" calcext:value-type="float">
            <text:p>4,25</text:p>
          </table:table-cell>
          <table:table-cell table:formula="of:=[.G18]/SQRT([.D18]*[.E18])*100" office:value-type="float" office:value="1.90941661785001" calcext:value-type="float">
            <text:p>1,91</text:p>
          </table:table-cell>
          <table:table-cell table:formula="of:=[.F18]/[.B18]*100" office:value-type="float" office:value="7.32300384528387" calcext:value-type="float">
            <text:p>7,32</text:p>
          </table:table-cell>
          <table:table-cell table:formula="of:=[.G18]/[.D18]*100" office:value-type="float" office:value="3.67056966188659" calcext:value-type="float">
            <text:p>3,67</text:p>
          </table:table-cell>
          <table:table-cell table:number-columns-repeated="4"/>
          <table:table-cell office:value-type="string" calcext:value-type="string">
            <text:p>cu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1248" calcext:value-type="float">
            <text:p>31248</text:p>
          </table:table-cell>
          <table:table-cell office:value-type="float" office:value="84560" calcext:value-type="float">
            <text:p>84560</text:p>
          </table:table-cell>
          <table:table-cell office:value-type="float" office:value="26292" calcext:value-type="float">
            <text:p>26292</text:p>
          </table:table-cell>
          <table:table-cell office:value-type="float" office:value="87764" calcext:value-type="float">
            <text:p>87764</text:p>
          </table:table-cell>
          <table:table-cell office:value-type="float" office:value="2054" calcext:value-type="float">
            <text:p>2054</text:p>
          </table:table-cell>
          <table:table-cell office:value-type="float" office:value="3026" calcext:value-type="float">
            <text:p>3026</text:p>
          </table:table-cell>
          <table:table-cell table:formula="of:=[.F19]/SQRT([.B19]*[.C19])*100" office:value-type="float" office:value="3.99582849080526" calcext:value-type="float">
            <text:p>4,00</text:p>
          </table:table-cell>
          <table:table-cell table:formula="of:=[.G19]/SQRT([.D19]*[.E19])*100" office:value-type="float" office:value="6.29939595891683" calcext:value-type="float">
            <text:p>6,30</text:p>
          </table:table-cell>
          <table:table-cell table:formula="of:=[.F19]/[.B19]*100" office:value-type="float" office:value="6.57322068612391" calcext:value-type="float">
            <text:p>6,57</text:p>
          </table:table-cell>
          <table:table-cell table:formula="of:=[.G19]/[.D19]*100" office:value-type="float" office:value="11.5092043207059" calcext:value-type="float">
            <text:p>11,51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102" calcext:value-type="float">
            <text:p>2102</text:p>
          </table:table-cell>
          <table:table-cell office:value-type="float" office:value="2478" calcext:value-type="float">
            <text:p>2478</text:p>
          </table:table-cell>
          <table:table-cell table:formula="of:=[.F20]/SQRT([.B20]*[.C20])*100" office:value-type="float" office:value="3.99431883436034" calcext:value-type="float">
            <text:p>3,99</text:p>
          </table:table-cell>
          <table:table-cell table:formula="of:=[.G20]/SQRT([.D20]*[.E20])*100" office:value-type="float" office:value="5.04227200195849" calcext:value-type="float">
            <text:p>5,04</text:p>
          </table:table-cell>
          <table:table-cell table:formula="of:=[.F20]/[.B20]*100" office:value-type="float" office:value="6.72855313700384" calcext:value-type="float">
            <text:p>6,73</text:p>
          </table:table-cell>
          <table:table-cell table:formula="of:=[.G20]/[.D20]*100" office:value-type="float" office:value="9.42492012779553" calcext:value-type="float">
            <text:p>9,42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8632" calcext:value-type="float">
            <text:p>88632</text:p>
          </table:table-cell>
          <table:table-cell office:value-type="float" office:value="26284" calcext:value-type="float">
            <text:p>26284</text:p>
          </table:table-cell>
          <table:table-cell office:value-type="float" office:value="91852" calcext:value-type="float">
            <text:p>91852</text:p>
          </table:table-cell>
          <table:table-cell office:value-type="float" office:value="2086" calcext:value-type="float">
            <text:p>2086</text:p>
          </table:table-cell>
          <table:table-cell office:value-type="float" office:value="3626" calcext:value-type="float">
            <text:p>3626</text:p>
          </table:table-cell>
          <table:table-cell table:formula="of:=[.F21]/SQRT([.B21]*[.C21])*100" office:value-type="float" office:value="3.96528822407126" calcext:value-type="float">
            <text:p>3,97</text:p>
          </table:table-cell>
          <table:table-cell table:formula="of:=[.G21]/SQRT([.D21]*[.E21])*100" office:value-type="float" office:value="7.37968393732557" calcext:value-type="float">
            <text:p>7,38</text:p>
          </table:table-cell>
          <table:table-cell table:formula="of:=[.F21]/[.B21]*100" office:value-type="float" office:value="6.6807583909813" calcext:value-type="float">
            <text:p>6,68</text:p>
          </table:table-cell>
          <table:table-cell table:formula="of:=[.G21]/[.D21]*100" office:value-type="float" office:value="13.7954649216253" calcext:value-type="float">
            <text:p>13,80</text:p>
          </table:table-cell>
          <table:table-cell table:number-columns-repeated="4"/>
          <table:table-cell office:value-type="string" calcext:value-type="string">
            <text:p>d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56080" calcext:value-type="float">
            <text:p>56080</text:p>
          </table:table-cell>
          <table:table-cell office:value-type="float" office:value="203608" calcext:value-type="float">
            <text:p>203608</text:p>
          </table:table-cell>
          <table:table-cell office:value-type="float" office:value="51004" calcext:value-type="float">
            <text:p>51004</text:p>
          </table:table-cell>
          <table:table-cell office:value-type="float" office:value="227164" calcext:value-type="float">
            <text:p>227164</text:p>
          </table:table-cell>
          <table:table-cell office:value-type="float" office:value="4214" calcext:value-type="float">
            <text:p>4214</text:p>
          </table:table-cell>
          <table:table-cell office:value-type="float" office:value="4507" calcext:value-type="float">
            <text:p>4507</text:p>
          </table:table-cell>
          <table:table-cell table:formula="of:=[.F22]/SQRT([.B22]*[.C22])*100" office:value-type="float" office:value="3.94360228717247" calcext:value-type="float">
            <text:p>3,94</text:p>
          </table:table-cell>
          <table:table-cell table:formula="of:=[.G22]/SQRT([.D22]*[.E22])*100" office:value-type="float" office:value="4.1871226823832" calcext:value-type="float">
            <text:p>4,19</text:p>
          </table:table-cell>
          <table:table-cell table:formula="of:=[.F22]/[.B22]*100" office:value-type="float" office:value="7.51426533523538" calcext:value-type="float">
            <text:p>7,51</text:p>
          </table:table-cell>
          <table:table-cell table:formula="of:=[.G22]/[.D22]*100" office:value-type="float" office:value="8.83656183828719" calcext:value-type="float">
            <text:p>8,84</text:p>
          </table:table-cell>
          <table:table-cell table:number-columns-repeated="4"/>
          <table:table-cell office:value-type="string" calcext:value-type="string">
            <text:p>dir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9512" calcext:value-type="float">
            <text:p>39512</text:p>
          </table:table-cell>
          <table:table-cell office:value-type="float" office:value="146072" calcext:value-type="float">
            <text:p>146072</text:p>
          </table:table-cell>
          <table:table-cell office:value-type="float" office:value="34524" calcext:value-type="float">
            <text:p>34524</text:p>
          </table:table-cell>
          <table:table-cell office:value-type="float" office:value="157436" calcext:value-type="float">
            <text:p>157436</text:p>
          </table:table-cell>
          <table:table-cell office:value-type="float" office:value="2934" calcext:value-type="float">
            <text:p>2934</text:p>
          </table:table-cell>
          <table:table-cell office:value-type="float" office:value="2922" calcext:value-type="float">
            <text:p>2922</text:p>
          </table:table-cell>
          <table:table-cell table:formula="of:=[.F23]/SQRT([.B23]*[.C23])*100" office:value-type="float" office:value="3.86199862770103" calcext:value-type="float">
            <text:p>3,86</text:p>
          </table:table-cell>
          <table:table-cell table:formula="of:=[.G23]/SQRT([.D23]*[.E23])*100" office:value-type="float" office:value="3.96339752742716" calcext:value-type="float">
            <text:p>3,96</text:p>
          </table:table-cell>
          <table:table-cell table:formula="of:=[.F23]/[.B23]*100" office:value-type="float" office:value="7.42559222514679" calcext:value-type="float">
            <text:p>7,43</text:p>
          </table:table-cell>
          <table:table-cell table:formula="of:=[.G23]/[.D23]*100" office:value-type="float" office:value="8.46367744177963" calcext:value-type="float">
            <text:p>8,46</text:p>
          </table:table-cell>
          <table:table-cell table:number-columns-repeated="4"/>
          <table:table-cell office:value-type="string" calcext:value-type="string">
            <text:p>dircolor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37856" calcext:value-type="float">
            <text:p>137856</text:p>
          </table:table-cell>
          <table:table-cell office:value-type="float" office:value="34516" calcext:value-type="float">
            <text:p>34516</text:p>
          </table:table-cell>
          <table:table-cell office:value-type="float" office:value="153332" calcext:value-type="float">
            <text:p>153332</text:p>
          </table:table-cell>
          <table:table-cell office:value-type="float" office:value="2965" calcext:value-type="float">
            <text:p>2965</text:p>
          </table:table-cell>
          <table:table-cell office:value-type="float" office:value="2929" calcext:value-type="float">
            <text:p>2929</text:p>
          </table:table-cell>
          <table:table-cell table:formula="of:=[.F24]/SQRT([.B24]*[.C24])*100" office:value-type="float" office:value="3.82514866093557" calcext:value-type="float">
            <text:p>3,83</text:p>
          </table:table-cell>
          <table:table-cell table:formula="of:=[.G24]/SQRT([.D24]*[.E24])*100" office:value-type="float" office:value="4.02617586648817" calcext:value-type="float">
            <text:p>4,03</text:p>
          </table:table-cell>
          <table:table-cell table:formula="of:=[.F24]/[.B24]*100" office:value-type="float" office:value="6.80295521292217" calcext:value-type="float">
            <text:p>6,80</text:p>
          </table:table-cell>
          <table:table-cell table:formula="of:=[.G24]/[.D24]*100" office:value-type="float" office:value="8.48591957353112" calcext:value-type="float">
            <text:p>8,49</text:p>
          </table:table-cell>
          <table:table-cell table:number-columns-repeated="4"/>
          <table:table-cell office:value-type="string" calcext:value-type="string">
            <text:p>dir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9568" calcext:value-type="float">
            <text:p>39568</text:p>
          </table:table-cell>
          <table:table-cell office:value-type="float" office:value="137936" calcext:value-type="float">
            <text:p>137936</text:p>
          </table:table-cell>
          <table:table-cell office:value-type="float" office:value="34564" calcext:value-type="float">
            <text:p>34564</text:p>
          </table:table-cell>
          <table:table-cell office:value-type="float" office:value="153380" calcext:value-type="float">
            <text:p>153380</text:p>
          </table:table-cell>
          <table:table-cell office:value-type="float" office:value="2789" calcext:value-type="float">
            <text:p>2789</text:p>
          </table:table-cell>
          <table:table-cell office:value-type="float" office:value="2777" calcext:value-type="float">
            <text:p>2777</text:p>
          </table:table-cell>
          <table:table-cell table:formula="of:=[.F25]/SQRT([.B25]*[.C25])*100" office:value-type="float" office:value="3.77517988986551" calcext:value-type="float">
            <text:p>3,78</text:p>
          </table:table-cell>
          <table:table-cell table:formula="of:=[.G25]/SQRT([.D25]*[.E25])*100" office:value-type="float" office:value="3.81398969068266" calcext:value-type="float">
            <text:p>3,81</text:p>
          </table:table-cell>
          <table:table-cell table:formula="of:=[.F25]/[.B25]*100" office:value-type="float" office:value="7.04862515163769" calcext:value-type="float">
            <text:p>7,05</text:p>
          </table:table-cell>
          <table:table-cell table:formula="of:=[.G25]/[.D25]*100" office:value-type="float" office:value="8.03437102187247" calcext:value-type="float">
            <text:p>8,03</text:p>
          </table:table-cell>
          <table:table-cell table:number-columns-repeated="4"/>
          <table:table-cell office:value-type="string" calcext:value-type="string">
            <text:p>du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41952" calcext:value-type="float">
            <text:p>141952</text:p>
          </table:table-cell>
          <table:table-cell office:value-type="float" office:value="38612" calcext:value-type="float">
            <text:p>38612</text:p>
          </table:table-cell>
          <table:table-cell office:value-type="float" office:value="153332" calcext:value-type="float">
            <text:p>153332</text:p>
          </table:table-cell>
          <table:table-cell office:value-type="float" office:value="2965" calcext:value-type="float">
            <text:p>2965</text:p>
          </table:table-cell>
          <table:table-cell office:value-type="float" office:value="2945" calcext:value-type="float">
            <text:p>2945</text:p>
          </table:table-cell>
          <table:table-cell table:formula="of:=[.F26]/SQRT([.B26]*[.C26])*100" office:value-type="float" office:value="3.76955771284651" calcext:value-type="float">
            <text:p>3,77</text:p>
          </table:table-cell>
          <table:table-cell table:formula="of:=[.G26]/SQRT([.D26]*[.E26])*100" office:value-type="float" office:value="3.82743434931659" calcext:value-type="float">
            <text:p>3,83</text:p>
          </table:table-cell>
          <table:table-cell table:formula="of:=[.F26]/[.B26]*100" office:value-type="float" office:value="6.80295521292217" calcext:value-type="float">
            <text:p>6,80</text:p>
          </table:table-cell>
          <table:table-cell table:formula="of:=[.G26]/[.D26]*100" office:value-type="float" office:value="7.62716254014296" calcext:value-type="float">
            <text:p>7,63</text:p>
          </table:table-cell>
          <table:table-cell table:number-columns-repeated="4"/>
          <table:table-cell office:value-type="string" calcext:value-type="string">
            <text:p>echo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13272" calcext:value-type="float">
            <text:p>113272</text:p>
          </table:table-cell>
          <table:table-cell office:value-type="float" office:value="30412" calcext:value-type="float">
            <text:p>30412</text:p>
          </table:table-cell>
          <table:table-cell office:value-type="float" office:value="120556" calcext:value-type="float">
            <text:p>120556</text:p>
          </table:table-cell>
          <table:table-cell office:value-type="float" office:value="2358" calcext:value-type="float">
            <text:p>2358</text:p>
          </table:table-cell>
          <table:table-cell office:value-type="float" office:value="1690" calcext:value-type="float">
            <text:p>1690</text:p>
          </table:table-cell>
          <table:table-cell table:formula="of:=[.F27]/SQRT([.B27]*[.C27])*100" office:value-type="float" office:value="3.72459497668622" calcext:value-type="float">
            <text:p>3,72</text:p>
          </table:table-cell>
          <table:table-cell table:formula="of:=[.G27]/SQRT([.D27]*[.E27])*100" office:value-type="float" office:value="2.79106402362859" calcext:value-type="float">
            <text:p>2,79</text:p>
          </table:table-cell>
          <table:table-cell table:formula="of:=[.F27]/[.B27]*100" office:value-type="float" office:value="6.66402893963373" calcext:value-type="float">
            <text:p>6,66</text:p>
          </table:table-cell>
          <table:table-cell table:formula="of:=[.G27]/[.D27]*100" office:value-type="float" office:value="5.55701696698672" calcext:value-type="float">
            <text:p>5,56</text:p>
          </table:table-cell>
          <table:table-cell table:number-columns-repeated="4"/>
          <table:table-cell office:value-type="string" calcext:value-type="string">
            <text:p>env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43672" calcext:value-type="float">
            <text:p>43672</text:p>
          </table:table-cell>
          <table:table-cell office:value-type="float" office:value="117464" calcext:value-type="float">
            <text:p>117464</text:p>
          </table:table-cell>
          <table:table-cell office:value-type="float" office:value="42716" calcext:value-type="float">
            <text:p>42716</text:p>
          </table:table-cell>
          <table:table-cell office:value-type="float" office:value="161532" calcext:value-type="float">
            <text:p>161532</text:p>
          </table:table-cell>
          <table:table-cell office:value-type="float" office:value="2661" calcext:value-type="float">
            <text:p>2661</text:p>
          </table:table-cell>
          <table:table-cell office:value-type="float" office:value="2645" calcext:value-type="float">
            <text:p>2645</text:p>
          </table:table-cell>
          <table:table-cell table:formula="of:=[.F28]/SQRT([.B28]*[.C28])*100" office:value-type="float" office:value="3.715274792901" calcext:value-type="float">
            <text:p>3,72</text:p>
          </table:table-cell>
          <table:table-cell table:formula="of:=[.G28]/SQRT([.D28]*[.E28])*100" office:value-type="float" office:value="3.18420560368414" calcext:value-type="float">
            <text:p>3,18</text:p>
          </table:table-cell>
          <table:table-cell table:formula="of:=[.F28]/[.B28]*100" office:value-type="float" office:value="6.09314892837516" calcext:value-type="float">
            <text:p>6,09</text:p>
          </table:table-cell>
          <table:table-cell table:formula="of:=[.G28]/[.D28]*100" office:value-type="float" office:value="6.19205918157131" calcext:value-type="float">
            <text:p>6,19</text:p>
          </table:table-cell>
          <table:table-cell table:number-columns-repeated="4"/>
          <table:table-cell office:value-type="string" calcext:value-type="string">
            <text:p>expan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0024" calcext:value-type="float">
            <text:p>40024</text:p>
          </table:table-cell>
          <table:table-cell office:value-type="float" office:value="109720" calcext:value-type="float">
            <text:p>109720</text:p>
          </table:table-cell>
          <table:table-cell office:value-type="float" office:value="30896" calcext:value-type="float">
            <text:p>30896</text:p>
          </table:table-cell>
          <table:table-cell office:value-type="float" office:value="112848" calcext:value-type="float">
            <text:p>112848</text:p>
          </table:table-cell>
          <table:table-cell office:value-type="float" office:value="2452" calcext:value-type="float">
            <text:p>2452</text:p>
          </table:table-cell>
          <table:table-cell office:value-type="float" office:value="2468" calcext:value-type="float">
            <text:p>2468</text:p>
          </table:table-cell>
          <table:table-cell table:formula="of:=[.F29]/SQRT([.B29]*[.C29])*100" office:value-type="float" office:value="3.70013288523786" calcext:value-type="float">
            <text:p>3,70</text:p>
          </table:table-cell>
          <table:table-cell table:formula="of:=[.G29]/SQRT([.D29]*[.E29])*100" office:value-type="float" office:value="4.17971908174968" calcext:value-type="float">
            <text:p>4,18</text:p>
          </table:table-cell>
          <table:table-cell table:formula="of:=[.F29]/[.B29]*100" office:value-type="float" office:value="6.12632420547671" calcext:value-type="float">
            <text:p>6,13</text:p>
          </table:table-cell>
          <table:table-cell table:formula="of:=[.G29]/[.D29]*100" office:value-type="float" office:value="7.98808907301916" calcext:value-type="float">
            <text:p>7,99</text:p>
          </table:table-cell>
          <table:table-cell table:number-columns-repeated="4"/>
          <table:table-cell office:value-type="string" calcext:value-type="string">
            <text:p>expr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1248" calcext:value-type="float">
            <text:p>31248</text:p>
          </table:table-cell>
          <table:table-cell office:value-type="float" office:value="88656" calcext:value-type="float">
            <text:p>88656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1943" calcext:value-type="float">
            <text:p>1943</text:p>
          </table:table-cell>
          <table:table-cell office:value-type="float" office:value="3306" calcext:value-type="float">
            <text:p>3306</text:p>
          </table:table-cell>
          <table:table-cell table:formula="of:=[.F30]/SQRT([.B30]*[.C30])*100" office:value-type="float" office:value="3.69154036210951" calcext:value-type="float">
            <text:p>3,69</text:p>
          </table:table-cell>
          <table:table-cell table:formula="of:=[.G30]/SQRT([.D30]*[.E30])*100" office:value-type="float" office:value="6.72709896629329" calcext:value-type="float">
            <text:p>6,73</text:p>
          </table:table-cell>
          <table:table-cell table:formula="of:=[.F30]/[.B30]*100" office:value-type="float" office:value="6.21799795186892" calcext:value-type="float">
            <text:p>6,22</text:p>
          </table:table-cell>
          <table:table-cell table:formula="of:=[.G30]/[.D30]*100" office:value-type="float" office:value="12.5741670470105" calcext:value-type="float">
            <text:p>12,57</text:p>
          </table:table-cell>
          <table:table-cell table:number-columns-repeated="4"/>
          <table:table-cell office:value-type="string" calcext:value-type="string">
            <text:p>factor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351" calcext:value-type="float">
            <text:p>351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68312" calcext:value-type="float">
            <text:p>68312</text:p>
          </table:table-cell>
          <table:table-cell office:value-type="float" office:value="297760" calcext:value-type="float">
            <text:p>297760</text:p>
          </table:table-cell>
          <table:table-cell office:value-type="float" office:value="59172" calcext:value-type="float">
            <text:p>59172</text:p>
          </table:table-cell>
          <table:table-cell office:value-type="float" office:value="333644" calcext:value-type="float">
            <text:p>333644</text:p>
          </table:table-cell>
          <table:table-cell office:value-type="float" office:value="5053" calcext:value-type="float">
            <text:p>5053</text:p>
          </table:table-cell>
          <table:table-cell office:value-type="float" office:value="5025" calcext:value-type="float">
            <text:p>5025</text:p>
          </table:table-cell>
          <table:table-cell table:formula="of:=[.F31]/SQRT([.B31]*[.C31])*100" office:value-type="float" office:value="3.54297118371094" calcext:value-type="float">
            <text:p>3,54</text:p>
          </table:table-cell>
          <table:table-cell table:formula="of:=[.G31]/SQRT([.D31]*[.E31])*100" office:value-type="float" office:value="3.57631926512387" calcext:value-type="float">
            <text:p>3,58</text:p>
          </table:table-cell>
          <table:table-cell table:formula="of:=[.F31]/[.B31]*100" office:value-type="float" office:value="7.39694343599953" calcext:value-type="float">
            <text:p>7,40</text:p>
          </table:table-cell>
          <table:table-cell table:formula="of:=[.G31]/[.D31]*100" office:value-type="float" office:value="8.49219225309268" calcext:value-type="float">
            <text:p>8,49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4536" calcext:value-type="float">
            <text:p>84536</text:p>
          </table:table-cell>
          <table:table-cell office:value-type="float" office:value="22188" calcext:value-type="float">
            <text:p>22188</text:p>
          </table:table-cell>
          <table:table-cell office:value-type="float" office:value="87756" calcext:value-type="float">
            <text:p>87756</text:p>
          </table:table-cell>
          <table:table-cell office:value-type="float" office:value="1814" calcext:value-type="float">
            <text:p>1814</text:p>
          </table:table-cell>
          <table:table-cell office:value-type="float" office:value="1115" calcext:value-type="float">
            <text:p>1115</text:p>
          </table:table-cell>
          <table:table-cell table:formula="of:=[.F32]/SQRT([.B32]*[.C32])*100" office:value-type="float" office:value="3.53079226405595" calcext:value-type="float">
            <text:p>3,53</text:p>
          </table:table-cell>
          <table:table-cell table:formula="of:=[.G32]/SQRT([.D32]*[.E32])*100" office:value-type="float" office:value="2.52683788136928" calcext:value-type="float">
            <text:p>2,53</text:p>
          </table:table-cell>
          <table:table-cell table:formula="of:=[.F32]/[.B32]*100" office:value-type="float" office:value="5.80963361516782" calcext:value-type="float">
            <text:p>5,81</text:p>
          </table:table-cell>
          <table:table-cell table:formula="of:=[.G32]/[.D32]*100" office:value-type="float" office:value="5.0252388678565" calcext:value-type="float">
            <text:p>5,03</text:p>
          </table:table-cell>
          <table:table-cell table:number-columns-repeated="4"/>
          <table:table-cell office:value-type="string" calcext:value-type="string">
            <text:p>fm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3]/SQRT([.B33]*[.C33])*100" office:value-type="float" office:value="3.50002345682266" calcext:value-type="float">
            <text:p>3,50</text:p>
          </table:table-cell>
          <table:table-cell table:formula="of:=[.G33]/SQRT([.D33]*[.E33])*100" office:value-type="float" office:value="3.66066748504941" calcext:value-type="float">
            <text:p>3,66</text:p>
          </table:table-cell>
          <table:table-cell table:formula="of:=[.F33]/[.B33]*100" office:value-type="float" office:value="7.42626508889814" calcext:value-type="float">
            <text:p>7,43</text:p>
          </table:table-cell>
          <table:table-cell table:formula="of:=[.G33]/[.D33]*100" office:value-type="float" office:value="8.86750620787513" calcext:value-type="float">
            <text:p>8,87</text:p>
          </table:table-cell>
          <table:table-cell table:number-columns-repeated="4"/>
          <table:table-cell office:value-type="string" calcext:value-type="string">
            <text:p>fol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4]/SQRT([.B34]*[.C34])*100" office:value-type="float" office:value="3.50002345682266" calcext:value-type="float">
            <text:p>3,50</text:p>
          </table:table-cell>
          <table:table-cell table:formula="of:=[.G34]/SQRT([.D34]*[.E34])*100" office:value-type="float" office:value="3.66066748504941" calcext:value-type="float">
            <text:p>3,66</text:p>
          </table:table-cell>
          <table:table-cell table:formula="of:=[.F34]/[.B34]*100" office:value-type="float" office:value="7.42626508889814" calcext:value-type="float">
            <text:p>7,43</text:p>
          </table:table-cell>
          <table:table-cell table:formula="of:=[.G34]/[.D34]*100" office:value-type="float" office:value="8.86750620787513" calcext:value-type="float">
            <text:p>8,87</text:p>
          </table:table-cell>
          <table:table-cell table:number-columns-repeated="4"/>
          <table:table-cell office:value-type="string" calcext:value-type="string">
            <text:p>group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5]/SQRT([.B35]*[.C35])*100" office:value-type="float" office:value="3.50002345682266" calcext:value-type="float">
            <text:p>3,50</text:p>
          </table:table-cell>
          <table:table-cell table:formula="of:=[.G35]/SQRT([.D35]*[.E35])*100" office:value-type="float" office:value="3.66066748504941" calcext:value-type="float">
            <text:p>3,66</text:p>
          </table:table-cell>
          <table:table-cell table:formula="of:=[.F35]/[.B35]*100" office:value-type="float" office:value="7.42626508889814" calcext:value-type="float">
            <text:p>7,43</text:p>
          </table:table-cell>
          <table:table-cell table:formula="of:=[.G35]/[.D35]*100" office:value-type="float" office:value="8.86750620787513" calcext:value-type="float">
            <text:p>8,87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7736" calcext:value-type="float">
            <text:p>47736</text:p>
          </table:table-cell>
          <table:table-cell office:value-type="float" office:value="174776" calcext:value-type="float">
            <text:p>174776</text:p>
          </table:table-cell>
          <table:table-cell office:value-type="float" office:value="38636" calcext:value-type="float">
            <text:p>38636</text:p>
          </table:table-cell>
          <table:table-cell office:value-type="float" office:value="190220" calcext:value-type="float">
            <text:p>190220</text:p>
          </table:table-cell>
          <table:table-cell office:value-type="float" office:value="3189" calcext:value-type="float">
            <text:p>3189</text:p>
          </table:table-cell>
          <table:table-cell office:value-type="float" office:value="3173" calcext:value-type="float">
            <text:p>3173</text:p>
          </table:table-cell>
          <table:table-cell table:formula="of:=[.F36]/SQRT([.B36]*[.C36])*100" office:value-type="float" office:value="3.49132765889147" calcext:value-type="float">
            <text:p>3,49</text:p>
          </table:table-cell>
          <table:table-cell table:formula="of:=[.G36]/SQRT([.D36]*[.E36])*100" office:value-type="float" office:value="3.70122856045985" calcext:value-type="float">
            <text:p>3,70</text:p>
          </table:table-cell>
          <table:table-cell table:formula="of:=[.F36]/[.B36]*100" office:value-type="float" office:value="6.68049270990448" calcext:value-type="float">
            <text:p>6,68</text:p>
          </table:table-cell>
          <table:table-cell table:formula="of:=[.G36]/[.D36]*100" office:value-type="float" office:value="8.2125478828036" calcext:value-type="float">
            <text:p>8,21</text:p>
          </table:table-cell>
          <table:table-cell table:number-columns-repeated="4"/>
          <table:table-cell office:value-type="string" calcext:value-type="string">
            <text:p>hosti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43592" calcext:value-type="float">
            <text:p>43592</text:p>
          </table:table-cell>
          <table:table-cell office:value-type="float" office:value="150160" calcext:value-type="float">
            <text:p>150160</text:p>
          </table:table-cell>
          <table:table-cell office:value-type="float" office:value="34516" calcext:value-type="float">
            <text:p>34516</text:p>
          </table:table-cell>
          <table:table-cell office:value-type="float" office:value="157436" calcext:value-type="float">
            <text:p>157436</text:p>
          </table:table-cell>
          <table:table-cell office:value-type="float" office:value="2821" calcext:value-type="float">
            <text:p>2821</text:p>
          </table:table-cell>
          <table:table-cell office:value-type="float" office:value="2801" calcext:value-type="float">
            <text:p>2801</text:p>
          </table:table-cell>
          <table:table-cell table:formula="of:=[.F37]/SQRT([.B37]*[.C37])*100" office:value-type="float" office:value="3.48676404455881" calcext:value-type="float">
            <text:p>3,49</text:p>
          </table:table-cell>
          <table:table-cell table:formula="of:=[.G37]/SQRT([.D37]*[.E37])*100" office:value-type="float" office:value="3.79971352869276" calcext:value-type="float">
            <text:p>3,80</text:p>
          </table:table-cell>
          <table:table-cell table:formula="of:=[.F37]/[.B37]*100" office:value-type="float" office:value="6.47137089374197" calcext:value-type="float">
            <text:p>6,47</text:p>
          </table:table-cell>
          <table:table-cell table:formula="of:=[.G37]/[.D37]*100" office:value-type="float" office:value="8.11507706570866" calcext:value-type="float">
            <text:p>8,12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270" calcext:value-type="float">
            <text:p>3270</text:p>
          </table:table-cell>
          <table:table-cell office:value-type="float" office:value="3105" calcext:value-type="float">
            <text:p>3105</text:p>
          </table:table-cell>
          <table:table-cell table:formula="of:=[.F38]/SQRT([.B38]*[.C38])*100" office:value-type="float" office:value="3.47664869853187" calcext:value-type="float">
            <text:p>3,48</text:p>
          </table:table-cell>
          <table:table-cell table:formula="of:=[.G38]/SQRT([.D38]*[.E38])*100" office:value-type="float" office:value="2.53746153170938" calcext:value-type="float">
            <text:p>2,54</text:p>
          </table:table-cell>
          <table:table-cell table:formula="of:=[.F38]/[.B38]*100" office:value-type="float" office:value="5.85266323024055" calcext:value-type="float">
            <text:p>5,85</text:p>
          </table:table-cell>
          <table:table-cell table:formula="of:=[.G38]/[.D38]*100" office:value-type="float" office:value="4.11389050824103" calcext:value-type="float">
            <text:p>4,11</text:p>
          </table:table-cell>
          <table:table-cell table:number-columns-repeated="4"/>
          <table:table-cell office:value-type="string" calcext:value-type="string">
            <text:p>install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269" calcext:value-type="float">
            <text:p>3269</text:p>
          </table:table-cell>
          <table:table-cell office:value-type="float" office:value="3105" calcext:value-type="float">
            <text:p>3105</text:p>
          </table:table-cell>
          <table:table-cell table:formula="of:=[.F39]/SQRT([.B39]*[.C39])*100" office:value-type="float" office:value="3.47558550321122" calcext:value-type="float">
            <text:p>3,48</text:p>
          </table:table-cell>
          <table:table-cell table:formula="of:=[.G39]/SQRT([.D39]*[.E39])*100" office:value-type="float" office:value="2.53746153170938" calcext:value-type="float">
            <text:p>2,54</text:p>
          </table:table-cell>
          <table:table-cell table:formula="of:=[.F39]/[.B39]*100" office:value-type="float" office:value="5.85087342497136" calcext:value-type="float">
            <text:p>5,85</text:p>
          </table:table-cell>
          <table:table-cell table:formula="of:=[.G39]/[.D39]*100" office:value-type="float" office:value="4.11389050824103" calcext:value-type="float">
            <text:p>4,11</text:p>
          </table:table-cell>
          <table:table-cell table:number-columns-repeated="4"/>
          <table:table-cell office:value-type="string" calcext:value-type="string">
            <text:p>joi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013" calcext:value-type="float">
            <text:p>3013</text:p>
          </table:table-cell>
          <table:table-cell office:value-type="float" office:value="2977" calcext:value-type="float">
            <text:p>2977</text:p>
          </table:table-cell>
          <table:table-cell table:formula="of:=[.F40]/SQRT([.B40]*[.C40])*100" office:value-type="float" office:value="3.41728258217197" calcext:value-type="float">
            <text:p>3,42</text:p>
          </table:table-cell>
          <table:table-cell table:formula="of:=[.G40]/SQRT([.D40]*[.E40])*100" office:value-type="float" office:value="3.53971117934271" calcext:value-type="float">
            <text:p>3,54</text:p>
          </table:table-cell>
          <table:table-cell table:formula="of:=[.F40]/[.B40]*100" office:value-type="float" office:value="5.81929851668727" calcext:value-type="float">
            <text:p>5,82</text:p>
          </table:table-cell>
          <table:table-cell table:formula="of:=[.G40]/[.D40]*100" office:value-type="float" office:value="6.97059098997846" calcext:value-type="float">
            <text:p>6,97</text:p>
          </table:table-cell>
          <table:table-cell table:number-columns-repeated="4"/>
          <table:table-cell office:value-type="string" calcext:value-type="string">
            <text:p>kill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013" calcext:value-type="float">
            <text:p>3013</text:p>
          </table:table-cell>
          <table:table-cell office:value-type="float" office:value="2977" calcext:value-type="float">
            <text:p>2977</text:p>
          </table:table-cell>
          <table:table-cell table:formula="of:=[.F41]/SQRT([.B41]*[.C41])*100" office:value-type="float" office:value="3.41728258217197" calcext:value-type="float">
            <text:p>3,42</text:p>
          </table:table-cell>
          <table:table-cell table:formula="of:=[.G41]/SQRT([.D41]*[.E41])*100" office:value-type="float" office:value="3.53971117934271" calcext:value-type="float">
            <text:p>3,54</text:p>
          </table:table-cell>
          <table:table-cell table:formula="of:=[.F41]/[.B41]*100" office:value-type="float" office:value="5.81929851668727" calcext:value-type="float">
            <text:p>5,82</text:p>
          </table:table-cell>
          <table:table-cell table:formula="of:=[.G41]/[.D41]*100" office:value-type="float" office:value="6.97059098997846" calcext:value-type="float">
            <text:p>6,97</text:p>
          </table:table-cell>
          <table:table-cell table:number-columns-repeated="4"/>
          <table:table-cell office:value-type="string" calcext:value-type="string">
            <text:p>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39544" calcext:value-type="float">
            <text:p>39544</text:p>
          </table:table-cell>
          <table:table-cell office:value-type="float" office:value="125632" calcext:value-type="float">
            <text:p>125632</text:p>
          </table:table-cell>
          <table:table-cell office:value-type="float" office:value="34540" calcext:value-type="float">
            <text:p>34540</text:p>
          </table:table-cell>
          <table:table-cell office:value-type="float" office:value="132876" calcext:value-type="float">
            <text:p>132876</text:p>
          </table:table-cell>
          <table:table-cell office:value-type="float" office:value="2357" calcext:value-type="float">
            <text:p>2357</text:p>
          </table:table-cell>
          <table:table-cell office:value-type="float" office:value="2341" calcext:value-type="float">
            <text:p>2341</text:p>
          </table:table-cell>
          <table:table-cell table:formula="of:=[.F42]/SQRT([.B42]*[.C42])*100" office:value-type="float" office:value="3.34402216206661" calcext:value-type="float">
            <text:p>3,34</text:p>
          </table:table-cell>
          <table:table-cell table:formula="of:=[.G42]/SQRT([.D42]*[.E42])*100" office:value-type="float" office:value="3.45554835085636" calcext:value-type="float">
            <text:p>3,46</text:p>
          </table:table-cell>
          <table:table-cell table:formula="of:=[.F42]/[.B42]*100" office:value-type="float" office:value="5.96044911996763" calcext:value-type="float">
            <text:p>5,96</text:p>
          </table:table-cell>
          <table:table-cell table:formula="of:=[.G42]/[.D42]*100" office:value-type="float" office:value="6.77764910248987" calcext:value-type="float">
            <text:p>6,78</text:p>
          </table:table-cell>
          <table:table-cell table:number-columns-repeated="4"/>
          <table:table-cell office:value-type="string" calcext:value-type="string">
            <text:p>ln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35368" calcext:value-type="float">
            <text:p>35368</text:p>
          </table:table-cell>
          <table:table-cell office:value-type="float" office:value="109160" calcext:value-type="float">
            <text:p>109160</text:p>
          </table:table-cell>
          <table:table-cell office:value-type="float" office:value="34500" calcext:value-type="float">
            <text:p>34500</text:p>
          </table:table-cell>
          <table:table-cell office:value-type="float" office:value="120548" calcext:value-type="float">
            <text:p>120548</text:p>
          </table:table-cell>
          <table:table-cell office:value-type="float" office:value="2077" calcext:value-type="float">
            <text:p>2077</text:p>
          </table:table-cell>
          <table:table-cell office:value-type="float" office:value="3182" calcext:value-type="float">
            <text:p>3182</text:p>
          </table:table-cell>
          <table:table-cell table:formula="of:=[.F43]/SQRT([.B43]*[.C43])*100" office:value-type="float" office:value="3.3427160150599" calcext:value-type="float">
            <text:p>3,34</text:p>
          </table:table-cell>
          <table:table-cell table:formula="of:=[.G43]/SQRT([.D43]*[.E43])*100" office:value-type="float" office:value="4.9341304016505" calcext:value-type="float">
            <text:p>4,93</text:p>
          </table:table-cell>
          <table:table-cell table:formula="of:=[.F43]/[.B43]*100" office:value-type="float" office:value="5.87254014928749" calcext:value-type="float">
            <text:p>5,87</text:p>
          </table:table-cell>
          <table:table-cell table:formula="of:=[.G43]/[.D43]*100" office:value-type="float" office:value="9.2231884057971" calcext:value-type="float">
            <text:p>9,22</text:p>
          </table:table-cell>
          <table:table-cell table:number-columns-repeated="4"/>
          <table:table-cell office:value-type="string" calcext:value-type="string">
            <text:p>log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09176" calcext:value-type="float">
            <text:p>109176</text:p>
          </table:table-cell>
          <table:table-cell office:value-type="float" office:value="30404" calcext:value-type="float">
            <text:p>30404</text:p>
          </table:table-cell>
          <table:table-cell office:value-type="float" office:value="116452" calcext:value-type="float">
            <text:p>116452</text:p>
          </table:table-cell>
          <table:table-cell office:value-type="float" office:value="2054" calcext:value-type="float">
            <text:p>2054</text:p>
          </table:table-cell>
          <table:table-cell office:value-type="float" office:value="1542" calcext:value-type="float">
            <text:p>1542</text:p>
          </table:table-cell>
          <table:table-cell table:formula="of:=[.F44]/SQRT([.B44]*[.C44])*100" office:value-type="float" office:value="3.30471024497624" calcext:value-type="float">
            <text:p>3,30</text:p>
          </table:table-cell>
          <table:table-cell table:formula="of:=[.G44]/SQRT([.D44]*[.E44])*100" office:value-type="float" office:value="2.59146612325677" calcext:value-type="float">
            <text:p>2,59</text:p>
          </table:table-cell>
          <table:table-cell table:formula="of:=[.F44]/[.B44]*100" office:value-type="float" office:value="5.8048835631924" calcext:value-type="float">
            <text:p>5,80</text:p>
          </table:table-cell>
          <table:table-cell table:formula="of:=[.G44]/[.D44]*100" office:value-type="float" office:value="5.07170109196158" calcext:value-type="float">
            <text:p>5,07</text:p>
          </table:table-cell>
          <table:table-cell table:number-columns-repeated="4"/>
          <table:table-cell office:value-type="string" calcext:value-type="string">
            <text:p>ls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5352" calcext:value-type="float">
            <text:p>35352</text:p>
          </table:table-cell>
          <table:table-cell office:value-type="float" office:value="125528" calcext:value-type="float">
            <text:p>125528</text:p>
          </table:table-cell>
          <table:table-cell office:value-type="float" office:value="34492" calcext:value-type="float">
            <text:p>34492</text:p>
          </table:table-cell>
          <table:table-cell office:value-type="float" office:value="141020" calcext:value-type="float">
            <text:p>141020</text:p>
          </table:table-cell>
          <table:table-cell office:value-type="float" office:value="2197" calcext:value-type="float">
            <text:p>2197</text:p>
          </table:table-cell>
          <table:table-cell office:value-type="float" office:value="2177" calcext:value-type="float">
            <text:p>2177</text:p>
          </table:table-cell>
          <table:table-cell table:formula="of:=[.F45]/SQRT([.B45]*[.C45])*100" office:value-type="float" office:value="3.29801599768221" calcext:value-type="float">
            <text:p>3,30</text:p>
          </table:table-cell>
          <table:table-cell table:formula="of:=[.G45]/SQRT([.D45]*[.E45])*100" office:value-type="float" office:value="3.12146798615492" calcext:value-type="float">
            <text:p>3,12</text:p>
          </table:table-cell>
          <table:table-cell table:formula="of:=[.F45]/[.B45]*100" office:value-type="float" office:value="6.21464132156597" calcext:value-type="float">
            <text:p>6,21</text:p>
          </table:table-cell>
          <table:table-cell table:formula="of:=[.G45]/[.D45]*100" office:value-type="float" office:value="6.31160848892497" calcext:value-type="float">
            <text:p>6,31</text:p>
          </table:table-cell>
          <table:table-cell table:number-columns-repeated="4"/>
          <table:table-cell office:value-type="string" calcext:value-type="string">
            <text:p>md5sum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76536" calcext:value-type="float">
            <text:p>76536</text:p>
          </table:table-cell>
          <table:table-cell office:value-type="float" office:value="359224" calcext:value-type="float">
            <text:p>359224</text:p>
          </table:table-cell>
          <table:table-cell office:value-type="float" office:value="67396" calcext:value-type="float">
            <text:p>67396</text:p>
          </table:table-cell>
          <table:table-cell office:value-type="float" office:value="374628" calcext:value-type="float">
            <text:p>374628</text:p>
          </table:table-cell>
          <table:table-cell office:value-type="float" office:value="5461" calcext:value-type="float">
            <text:p>5461</text:p>
          </table:table-cell>
          <table:table-cell office:value-type="float" office:value="5453" calcext:value-type="float">
            <text:p>5453</text:p>
          </table:table-cell>
          <table:table-cell table:formula="of:=[.F46]/SQRT([.B46]*[.C46])*100" office:value-type="float" office:value="3.29349208309809" calcext:value-type="float">
            <text:p>3,29</text:p>
          </table:table-cell>
          <table:table-cell table:formula="of:=[.G46]/SQRT([.D46]*[.E46])*100" office:value-type="float" office:value="3.43177115847843" calcext:value-type="float">
            <text:p>3,43</text:p>
          </table:table-cell>
          <table:table-cell table:formula="of:=[.F46]/[.B46]*100" office:value-type="float" office:value="7.13520434828055" calcext:value-type="float">
            <text:p>7,14</text:p>
          </table:table-cell>
          <table:table-cell table:formula="of:=[.G46]/[.D46]*100" office:value-type="float" office:value="8.09098462816784" calcext:value-type="float">
            <text:p>8,09</text:p>
          </table:table-cell>
          <table:table-cell table:number-columns-repeated="4"/>
          <table:table-cell office:value-type="string" calcext:value-type="string">
            <text:p>mkdir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7748" calcext:value-type="float">
            <text:p>87748</text:p>
          </table:table-cell>
          <table:table-cell office:value-type="float" office:value="1686" calcext:value-type="float">
            <text:p>1686</text:p>
          </table:table-cell>
          <table:table-cell office:value-type="float" office:value="1115" calcext:value-type="float">
            <text:p>1115</text:p>
          </table:table-cell>
          <table:table-cell table:formula="of:=[.F47]/SQRT([.B47]*[.C47])*100" office:value-type="float" office:value="3.28222725600417" calcext:value-type="float">
            <text:p>3,28</text:p>
          </table:table-cell>
          <table:table-cell table:formula="of:=[.G47]/SQRT([.D47]*[.E47])*100" office:value-type="float" office:value="2.52740874119204" calcext:value-type="float">
            <text:p>2,53</text:p>
          </table:table-cell>
          <table:table-cell table:formula="of:=[.F47]/[.B47]*100" office:value-type="float" office:value="5.40107637109175" calcext:value-type="float">
            <text:p>5,40</text:p>
          </table:table-cell>
          <table:table-cell table:formula="of:=[.G47]/[.D47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mkfifo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39552" calcext:value-type="float">
            <text:p>39552</text:p>
          </table:table-cell>
          <table:table-cell office:value-type="float" office:value="125632" calcext:value-type="float">
            <text:p>125632</text:p>
          </table:table-cell>
          <table:table-cell office:value-type="float" office:value="30444" calcext:value-type="float">
            <text:p>30444</text:p>
          </table:table-cell>
          <table:table-cell office:value-type="float" office:value="128780" calcext:value-type="float">
            <text:p>128780</text:p>
          </table:table-cell>
          <table:table-cell office:value-type="float" office:value="2302" calcext:value-type="float">
            <text:p>2302</text:p>
          </table:table-cell>
          <table:table-cell office:value-type="float" office:value="1359" calcext:value-type="float">
            <text:p>1359</text:p>
          </table:table-cell>
          <table:table-cell table:formula="of:=[.F48]/SQRT([.B48]*[.C48])*100" office:value-type="float" office:value="3.26565993400793" calcext:value-type="float">
            <text:p>3,27</text:p>
          </table:table-cell>
          <table:table-cell table:formula="of:=[.G48]/SQRT([.D48]*[.E48])*100" office:value-type="float" office:value="2.17042303357236" calcext:value-type="float">
            <text:p>2,17</text:p>
          </table:table-cell>
          <table:table-cell table:formula="of:=[.F48]/[.B48]*100" office:value-type="float" office:value="5.8201860841424" calcext:value-type="float">
            <text:p>5,82</text:p>
          </table:table-cell>
          <table:table-cell table:formula="of:=[.G48]/[.D48]*100" office:value-type="float" office:value="4.46393378005518" calcext:value-type="float">
            <text:p>4,46</text:p>
          </table:table-cell>
          <table:table-cell table:number-columns-repeated="4"/>
          <table:table-cell office:value-type="string" calcext:value-type="string">
            <text:p>mkno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97264" calcext:value-type="float">
            <text:p>97264</text:p>
          </table:table-cell>
          <table:table-cell office:value-type="float" office:value="404528" calcext:value-type="float">
            <text:p>404528</text:p>
          </table:table-cell>
          <table:table-cell office:value-type="float" office:value="83876" calcext:value-type="float">
            <text:p>83876</text:p>
          </table:table-cell>
          <table:table-cell office:value-type="float" office:value="444356" calcext:value-type="float">
            <text:p>444356</text:p>
          </table:table-cell>
          <table:table-cell office:value-type="float" office:value="6365" calcext:value-type="float">
            <text:p>6365</text:p>
          </table:table-cell>
          <table:table-cell office:value-type="float" office:value="6357" calcext:value-type="float">
            <text:p>6357</text:p>
          </table:table-cell>
          <table:table-cell table:formula="of:=[.F49]/SQRT([.B49]*[.C49])*100" office:value-type="float" office:value="3.20883991559838" calcext:value-type="float">
            <text:p>3,21</text:p>
          </table:table-cell>
          <table:table-cell table:formula="of:=[.G49]/SQRT([.D49]*[.E49])*100" office:value-type="float" office:value="3.29281879186954" calcext:value-type="float">
            <text:p>3,29</text:p>
          </table:table-cell>
          <table:table-cell table:formula="of:=[.F49]/[.B49]*100" office:value-type="float" office:value="6.54404507320283" calcext:value-type="float">
            <text:p>6,54</text:p>
          </table:table-cell>
          <table:table-cell table:formula="of:=[.G49]/[.D49]*100" office:value-type="float" office:value="7.57904525728456" calcext:value-type="float">
            <text:p>7,58</text:p>
          </table:table-cell>
          <table:table-cell table:number-columns-repeated="4"/>
          <table:table-cell office:value-type="string" calcext:value-type="string">
            <text:p>mktemp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3568" calcext:value-type="float">
            <text:p>43568</text:p>
          </table:table-cell>
          <table:table-cell office:value-type="float" office:value="141936" calcext:value-type="float">
            <text:p>141936</text:p>
          </table:table-cell>
          <table:table-cell office:value-type="float" office:value="38596" calcext:value-type="float">
            <text:p>38596</text:p>
          </table:table-cell>
          <table:table-cell office:value-type="float" office:value="161508" calcext:value-type="float">
            <text:p>161508</text:p>
          </table:table-cell>
          <table:table-cell office:value-type="float" office:value="2455" calcext:value-type="float">
            <text:p>2455</text:p>
          </table:table-cell>
          <table:table-cell office:value-type="float" office:value="2350" calcext:value-type="float">
            <text:p>2350</text:p>
          </table:table-cell>
          <table:table-cell table:formula="of:=[.F50]/SQRT([.B50]*[.C50])*100" office:value-type="float" office:value="3.12191736577012" calcext:value-type="float">
            <text:p>3,12</text:p>
          </table:table-cell>
          <table:table-cell table:formula="of:=[.G50]/SQRT([.D50]*[.E50])*100" office:value-type="float" office:value="2.97645755521616" calcext:value-type="float">
            <text:p>2,98</text:p>
          </table:table-cell>
          <table:table-cell table:formula="of:=[.F50]/[.B50]*100" office:value-type="float" office:value="5.63486962908557" calcext:value-type="float">
            <text:p>5,63</text:p>
          </table:table-cell>
          <table:table-cell table:formula="of:=[.G50]/[.D50]*100" office:value-type="float" office:value="6.08871385635817" calcext:value-type="float">
            <text:p>6,09</text:p>
          </table:table-cell>
          <table:table-cell table:number-columns-repeated="4"/>
          <table:table-cell office:value-type="string" calcext:value-type="string">
            <text:p>mv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35360" calcext:value-type="float">
            <text:p>35360</text:p>
          </table:table-cell>
          <table:table-cell office:value-type="float" office:value="117344" calcext:value-type="float">
            <text:p>117344</text:p>
          </table:table-cell>
          <table:table-cell office:value-type="float" office:value="30404" calcext:value-type="float">
            <text:p>30404</text:p>
          </table:table-cell>
          <table:table-cell office:value-type="float" office:value="124644" calcext:value-type="float">
            <text:p>124644</text:p>
          </table:table-cell>
          <table:table-cell office:value-type="float" office:value="2005" calcext:value-type="float">
            <text:p>2005</text:p>
          </table:table-cell>
          <table:table-cell office:value-type="float" office:value="2586" calcext:value-type="float">
            <text:p>2586</text:p>
          </table:table-cell>
          <table:table-cell table:formula="of:=[.F51]/SQRT([.B51]*[.C51])*100" office:value-type="float" office:value="3.11263219107617" calcext:value-type="float">
            <text:p>3,11</text:p>
          </table:table-cell>
          <table:table-cell table:formula="of:=[.G51]/SQRT([.D51]*[.E51])*100" office:value-type="float" office:value="4.20075612970992" calcext:value-type="float">
            <text:p>4,20</text:p>
          </table:table-cell>
          <table:table-cell table:formula="of:=[.F51]/[.B51]*100" office:value-type="float" office:value="5.67024886877828" calcext:value-type="float">
            <text:p>5,67</text:p>
          </table:table-cell>
          <table:table-cell table:formula="of:=[.G51]/[.D51]*100" office:value-type="float" office:value="8.50545980792001" calcext:value-type="float">
            <text:p>8,51</text:p>
          </table:table-cell>
          <table:table-cell table:number-columns-repeated="4"/>
          <table:table-cell office:value-type="string" calcext:value-type="string">
            <text:p>nic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55928" calcext:value-type="float">
            <text:p>55928</text:p>
          </table:table-cell>
          <table:table-cell office:value-type="float" office:value="178872" calcext:value-type="float">
            <text:p>178872</text:p>
          </table:table-cell>
          <table:table-cell office:value-type="float" office:value="67308" calcext:value-type="float">
            <text:p>67308</text:p>
          </table:table-cell>
          <table:table-cell office:value-type="float" office:value="218892" calcext:value-type="float">
            <text:p>218892</text:p>
          </table:table-cell>
          <table:table-cell office:value-type="float" office:value="3093" calcext:value-type="float">
            <text:p>3093</text:p>
          </table:table-cell>
          <table:table-cell office:value-type="float" office:value="3153" calcext:value-type="float">
            <text:p>3153</text:p>
          </table:table-cell>
          <table:table-cell table:formula="of:=[.F52]/SQRT([.B52]*[.C52])*100" office:value-type="float" office:value="3.09238881635021" calcext:value-type="float">
            <text:p>3,09</text:p>
          </table:table-cell>
          <table:table-cell table:formula="of:=[.G52]/SQRT([.D52]*[.E52])*100" office:value-type="float" office:value="2.5976203804366" calcext:value-type="float">
            <text:p>2,60</text:p>
          </table:table-cell>
          <table:table-cell table:formula="of:=[.F52]/[.B52]*100" office:value-type="float" office:value="5.53032470318982" calcext:value-type="float">
            <text:p>5,53</text:p>
          </table:table-cell>
          <table:table-cell table:formula="of:=[.G52]/[.D52]*100" office:value-type="float" office:value="4.68443572829381" calcext:value-type="float">
            <text:p>4,68</text:p>
          </table:table-cell>
          <table:table-cell table:number-columns-repeated="4"/>
          <table:table-cell office:value-type="string" calcext:value-type="string">
            <text:p>nl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39464" calcext:value-type="float">
            <text:p>39464</text:p>
          </table:table-cell>
          <table:table-cell office:value-type="float" office:value="436880" calcext:value-type="float">
            <text:p>436880</text:p>
          </table:table-cell>
          <table:table-cell office:value-type="float" office:value="34500" calcext:value-type="float">
            <text:p>34500</text:p>
          </table:table-cell>
          <table:table-cell office:value-type="float" office:value="427764" calcext:value-type="float">
            <text:p>427764</text:p>
          </table:table-cell>
          <table:table-cell office:value-type="float" office:value="4037" calcext:value-type="float">
            <text:p>4037</text:p>
          </table:table-cell>
          <table:table-cell office:value-type="float" office:value="4022" calcext:value-type="float">
            <text:p>4022</text:p>
          </table:table-cell>
          <table:table-cell table:formula="of:=[.F53]/SQRT([.B53]*[.C53])*100" office:value-type="float" office:value="3.07451854101213" calcext:value-type="float">
            <text:p>3,07</text:p>
          </table:table-cell>
          <table:table-cell table:formula="of:=[.G53]/SQRT([.D53]*[.E53])*100" office:value-type="float" office:value="3.31078060695783" calcext:value-type="float">
            <text:p>3,31</text:p>
          </table:table-cell>
          <table:table-cell table:formula="of:=[.F53]/[.B53]*100" office:value-type="float" office:value="10.2295763227245" calcext:value-type="float">
            <text:p>10,23</text:p>
          </table:table-cell>
          <table:table-cell table:formula="of:=[.G53]/[.D53]*100" office:value-type="float" office:value="11.6579710144928" calcext:value-type="float">
            <text:p>11,66</text:p>
          </table:table-cell>
          <table:table-cell table:number-columns-repeated="4"/>
          <table:table-cell office:value-type="string" calcext:value-type="string">
            <text:p>nohu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1272" calcext:value-type="float">
            <text:p>31272</text:p>
          </table:table-cell>
          <table:table-cell office:value-type="float" office:value="88680" calcext:value-type="float">
            <text:p>88680</text:p>
          </table:table-cell>
          <table:table-cell office:value-type="float" office:value="26308" calcext:value-type="float">
            <text:p>26308</text:p>
          </table:table-cell>
          <table:table-cell office:value-type="float" office:value="91876" calcext:value-type="float">
            <text:p>91876</text:p>
          </table:table-cell>
          <table:table-cell office:value-type="float" office:value="1614" calcext:value-type="float">
            <text:p>1614</text:p>
          </table:table-cell>
          <table:table-cell office:value-type="float" office:value="2294" calcext:value-type="float">
            <text:p>2294</text:p>
          </table:table-cell>
          <table:table-cell table:formula="of:=[.F54]/SQRT([.B54]*[.C54])*100" office:value-type="float" office:value="3.06487565494608" calcext:value-type="float">
            <text:p>3,06</text:p>
          </table:table-cell>
          <table:table-cell table:formula="of:=[.G54]/SQRT([.D54]*[.E54])*100" office:value-type="float" office:value="4.66603999928253" calcext:value-type="float">
            <text:p>4,67</text:p>
          </table:table-cell>
          <table:table-cell table:formula="of:=[.F54]/[.B54]*100" office:value-type="float" office:value="5.16116653875672" calcext:value-type="float">
            <text:p>5,16</text:p>
          </table:table-cell>
          <table:table-cell table:formula="of:=[.G54]/[.D54]*100" office:value-type="float" office:value="8.71978105519234" calcext:value-type="float">
            <text:p>8,72</text:p>
          </table:table-cell>
          <table:table-cell table:number-columns-repeated="4"/>
          <table:table-cell office:value-type="string" calcext:value-type="string">
            <text:p>nproc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64288" calcext:value-type="float">
            <text:p>64288</text:p>
          </table:table-cell>
          <table:table-cell office:value-type="float" office:value="285544" calcext:value-type="float">
            <text:p>285544</text:p>
          </table:table-cell>
          <table:table-cell office:value-type="float" office:value="51008" calcext:value-type="float">
            <text:p>51008</text:p>
          </table:table-cell>
          <table:table-cell office:value-type="float" office:value="309088" calcext:value-type="float">
            <text:p>309088</text:p>
          </table:table-cell>
          <table:table-cell office:value-type="float" office:value="4133" calcext:value-type="float">
            <text:p>4133</text:p>
          </table:table-cell>
          <table:table-cell office:value-type="float" office:value="4113" calcext:value-type="float">
            <text:p>4113</text:p>
          </table:table-cell>
          <table:table-cell table:formula="of:=[.F55]/SQRT([.B55]*[.C55])*100" office:value-type="float" office:value="3.05045012225446" calcext:value-type="float">
            <text:p>3,05</text:p>
          </table:table-cell>
          <table:table-cell table:formula="of:=[.G55]/SQRT([.D55]*[.E55])*100" office:value-type="float" office:value="3.27565752737904" calcext:value-type="float">
            <text:p>3,28</text:p>
          </table:table-cell>
          <table:table-cell table:formula="of:=[.F55]/[.B55]*100" office:value-type="float" office:value="6.42888252862121" calcext:value-type="float">
            <text:p>6,43</text:p>
          </table:table-cell>
          <table:table-cell table:formula="of:=[.G55]/[.D55]*100" office:value-type="float" office:value="8.06344102885822" calcext:value-type="float">
            <text:p>8,06</text:p>
          </table:table-cell>
          <table:table-cell table:number-columns-repeated="4"/>
          <table:table-cell office:value-type="string" calcext:value-type="string">
            <text:p>numfm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1232" calcext:value-type="float">
            <text:p>31232</text:p>
          </table:table-cell>
          <table:table-cell office:value-type="float" office:value="92736" calcext:value-type="float">
            <text:p>92736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1629" calcext:value-type="float">
            <text:p>1629</text:p>
          </table:table-cell>
          <table:table-cell office:value-type="float" office:value="2862" calcext:value-type="float">
            <text:p>2862</text:p>
          </table:table-cell>
          <table:table-cell table:formula="of:=[.F56]/SQRT([.B56]*[.C56])*100" office:value-type="float" office:value="3.02689256491031" calcext:value-type="float">
            <text:p>3,03</text:p>
          </table:table-cell>
          <table:table-cell table:formula="of:=[.G56]/SQRT([.D56]*[.E56])*100" office:value-type="float" office:value="5.69799087928782" calcext:value-type="float">
            <text:p>5,70</text:p>
          </table:table-cell>
          <table:table-cell table:formula="of:=[.F56]/[.B56]*100" office:value-type="float" office:value="5.21580430327869" calcext:value-type="float">
            <text:p>5,22</text:p>
          </table:table-cell>
          <table:table-cell table:formula="of:=[.G56]/[.D56]*100" office:value-type="float" office:value="10.8854404381561" calcext:value-type="float">
            <text:p>10,89</text:p>
          </table:table-cell>
          <table:table-cell table:number-columns-repeated="4"/>
          <table:table-cell office:value-type="string" calcext:value-type="string">
            <text:p>od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64272" calcext:value-type="float">
            <text:p>64272</text:p>
          </table:table-cell>
          <table:table-cell office:value-type="float" office:value="555896" calcext:value-type="float">
            <text:p>555896</text:p>
          </table:table-cell>
          <table:table-cell office:value-type="float" office:value="59200" calcext:value-type="float">
            <text:p>59200</text:p>
          </table:table-cell>
          <table:table-cell office:value-type="float" office:value="575352" calcext:value-type="float">
            <text:p>575352</text:p>
          </table:table-cell>
          <table:table-cell office:value-type="float" office:value="5683" calcext:value-type="float">
            <text:p>5683</text:p>
          </table:table-cell>
          <table:table-cell office:value-type="float" office:value="5734" calcext:value-type="float">
            <text:p>5734</text:p>
          </table:table-cell>
          <table:table-cell table:formula="of:=[.F57]/SQRT([.B57]*[.C57])*100" office:value-type="float" office:value="3.00656068621289" calcext:value-type="float">
            <text:p>3,01</text:p>
          </table:table-cell>
          <table:table-cell table:formula="of:=[.G57]/SQRT([.D57]*[.E57])*100" office:value-type="float" office:value="3.10691964901422" calcext:value-type="float">
            <text:p>3,11</text:p>
          </table:table-cell>
          <table:table-cell table:formula="of:=[.F57]/[.B57]*100" office:value-type="float" office:value="8.84210853871048" calcext:value-type="float">
            <text:p>8,84</text:p>
          </table:table-cell>
          <table:table-cell table:formula="of:=[.G57]/[.D57]*100" office:value-type="float" office:value="9.68581081081081" calcext:value-type="float">
            <text:p>9,69</text:p>
          </table:table-cell>
          <table:table-cell table:number-columns-repeated="4"/>
          <table:table-cell office:value-type="string" calcext:value-type="string">
            <text:p>past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1232" calcext:value-type="float">
            <text:p>31232</text:p>
          </table:table-cell>
          <table:table-cell office:value-type="float" office:value="88640" calcext:value-type="float">
            <text:p>88640</text:p>
          </table:table-cell>
          <table:table-cell office:value-type="float" office:value="26284" calcext:value-type="float">
            <text:p>26284</text:p>
          </table:table-cell>
          <table:table-cell office:value-type="float" office:value="87756" calcext:value-type="float">
            <text:p>87756</text:p>
          </table:table-cell>
          <table:table-cell office:value-type="float" office:value="1558" calcext:value-type="float">
            <text:p>1558</text:p>
          </table:table-cell>
          <table:table-cell office:value-type="float" office:value="1116" calcext:value-type="float">
            <text:p>1116</text:p>
          </table:table-cell>
          <table:table-cell table:formula="of:=[.F58]/SQRT([.B58]*[.C58])*100" office:value-type="float" office:value="2.96109732286609" calcext:value-type="float">
            <text:p>2,96</text:p>
          </table:table-cell>
          <table:table-cell table:formula="of:=[.G58]/SQRT([.D58]*[.E58])*100" office:value-type="float" office:value="2.32369998725117" calcext:value-type="float">
            <text:p>2,32</text:p>
          </table:table-cell>
          <table:table-cell table:formula="of:=[.F58]/[.B58]*100" office:value-type="float" office:value="4.98847336065574" calcext:value-type="float">
            <text:p>4,99</text:p>
          </table:table-cell>
          <table:table-cell table:formula="of:=[.G58]/[.D58]*100" office:value-type="float" office:value="4.24592908233146" calcext:value-type="float">
            <text:p>4,25</text:p>
          </table:table-cell>
          <table:table-cell table:number-columns-repeated="4"/>
          <table:table-cell office:value-type="string" calcext:value-type="string">
            <text:p>pathch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51872" calcext:value-type="float">
            <text:p>51872</text:p>
          </table:table-cell>
          <table:table-cell office:value-type="float" office:value="191208" calcext:value-type="float">
            <text:p>191208</text:p>
          </table:table-cell>
          <table:table-cell office:value-type="float" office:value="46852" calcext:value-type="float">
            <text:p>46852</text:p>
          </table:table-cell>
          <table:table-cell office:value-type="float" office:value="218916" calcext:value-type="float">
            <text:p>218916</text:p>
          </table:table-cell>
          <table:table-cell office:value-type="float" office:value="2933" calcext:value-type="float">
            <text:p>2933</text:p>
          </table:table-cell>
          <table:table-cell office:value-type="float" office:value="2913" calcext:value-type="float">
            <text:p>2913</text:p>
          </table:table-cell>
          <table:table-cell table:formula="of:=[.F59]/SQRT([.B59]*[.C59])*100" office:value-type="float" office:value="2.94504908098423" calcext:value-type="float">
            <text:p>2,95</text:p>
          </table:table-cell>
          <table:table-cell table:formula="of:=[.G59]/SQRT([.D59]*[.E59])*100" office:value-type="float" office:value="2.87632307406451" calcext:value-type="float">
            <text:p>2,88</text:p>
          </table:table-cell>
          <table:table-cell table:formula="of:=[.F59]/[.B59]*100" office:value-type="float" office:value="5.65430289944479" calcext:value-type="float">
            <text:p>5,65</text:p>
          </table:table-cell>
          <table:table-cell table:formula="of:=[.G59]/[.D59]*100" office:value-type="float" office:value="6.21745069580808" calcext:value-type="float">
            <text:p>6,22</text:p>
          </table:table-cell>
          <table:table-cell table:number-columns-repeated="4"/>
          <table:table-cell office:value-type="string" calcext:value-type="string">
            <text:p>pinky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60024" calcext:value-type="float">
            <text:p>60024</text:p>
          </table:table-cell>
          <table:table-cell office:value-type="float" office:value="522976" calcext:value-type="float">
            <text:p>522976</text:p>
          </table:table-cell>
          <table:table-cell office:value-type="float" office:value="50924" calcext:value-type="float">
            <text:p>50924</text:p>
          </table:table-cell>
          <table:table-cell office:value-type="float" office:value="538404" calcext:value-type="float">
            <text:p>538404</text:p>
          </table:table-cell>
          <table:table-cell office:value-type="float" office:value="5182" calcext:value-type="float">
            <text:p>5182</text:p>
          </table:table-cell>
          <table:table-cell office:value-type="float" office:value="5177" calcext:value-type="float">
            <text:p>5177</text:p>
          </table:table-cell>
          <table:table-cell table:formula="of:=[.F60]/SQRT([.B60]*[.C60])*100" office:value-type="float" office:value="2.92478577899386" calcext:value-type="float">
            <text:p>2,92</text:p>
          </table:table-cell>
          <table:table-cell table:formula="of:=[.G60]/SQRT([.D60]*[.E60])*100" office:value-type="float" office:value="3.12653123208146" calcext:value-type="float">
            <text:p>3,13</text:p>
          </table:table-cell>
          <table:table-cell table:formula="of:=[.F60]/[.B60]*100" office:value-type="float" office:value="8.63321338131414" calcext:value-type="float">
            <text:p>8,63</text:p>
          </table:table-cell>
          <table:table-cell table:formula="of:=[.G60]/[.D60]*100" office:value-type="float" office:value="10.1661299190951" calcext:value-type="float">
            <text:p>10,17</text:p>
          </table:table-cell>
          <table:table-cell table:number-columns-repeated="4"/>
          <table:table-cell office:value-type="string" calcext:value-type="string">
            <text:p>pr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1208" calcext:value-type="float">
            <text:p>31208</text:p>
          </table:table-cell>
          <table:table-cell office:value-type="float" office:value="96808" calcext:value-type="float">
            <text:p>96808</text:p>
          </table:table-cell>
          <table:table-cell office:value-type="float" office:value="26276" calcext:value-type="float">
            <text:p>26276</text:p>
          </table:table-cell>
          <table:table-cell office:value-type="float" office:value="100036" calcext:value-type="float">
            <text:p>100036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formula="of:=[.F61]/SQRT([.B61]*[.C61])*100" office:value-type="float" office:value="2.89091488055256" calcext:value-type="float">
            <text:p>2,89</text:p>
          </table:table-cell>
          <table:table-cell table:formula="of:=[.G61]/SQRT([.D61]*[.E61])*100" office:value-type="float" office:value="3.06811007703563" calcext:value-type="float">
            <text:p>3,07</text:p>
          </table:table-cell>
          <table:table-cell table:formula="of:=[.F61]/[.B61]*100" office:value-type="float" office:value="5.09164316841835" calcext:value-type="float">
            <text:p>5,09</text:p>
          </table:table-cell>
          <table:table-cell table:formula="of:=[.G61]/[.D61]*100" office:value-type="float" office:value="5.98645151469021" calcext:value-type="float">
            <text:p>5,99</text:p>
          </table:table-cell>
          <table:table-cell table:number-columns-repeated="4"/>
          <table:table-cell office:value-type="string" calcext:value-type="string">
            <text:p>printenv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9528" calcext:value-type="float">
            <text:p>39528</text:p>
          </table:table-cell>
          <table:table-cell office:value-type="float" office:value="133800" calcext:value-type="float">
            <text:p>133800</text:p>
          </table:table-cell>
          <table:table-cell office:value-type="float" office:value="34532" calcext:value-type="float">
            <text:p>34532</text:p>
          </table:table-cell>
          <table:table-cell office:value-type="float" office:value="136964" calcext:value-type="float">
            <text:p>136964</text:p>
          </table:table-cell>
          <table:table-cell office:value-type="float" office:value="2102" calcext:value-type="float">
            <text:p>2102</text:p>
          </table:table-cell>
          <table:table-cell office:value-type="float" office:value="1949" calcext:value-type="float">
            <text:p>1949</text:p>
          </table:table-cell>
          <table:table-cell table:formula="of:=[.F62]/SQRT([.B62]*[.C62])*100" office:value-type="float" office:value="2.89036197117866" calcext:value-type="float">
            <text:p>2,89</text:p>
          </table:table-cell>
          <table:table-cell table:formula="of:=[.G62]/SQRT([.D62]*[.E62])*100" office:value-type="float" office:value="2.83398637209527" calcext:value-type="float">
            <text:p>2,83</text:p>
          </table:table-cell>
          <table:table-cell table:formula="of:=[.F62]/[.B62]*100" office:value-type="float" office:value="5.3177494434325" calcext:value-type="float">
            <text:p>5,32</text:p>
          </table:table-cell>
          <table:table-cell table:formula="of:=[.G62]/[.D62]*100" office:value-type="float" office:value="5.6440403104367" calcext:value-type="float">
            <text:p>5,64</text:p>
          </table:table-cell>
          <table:table-cell table:number-columns-repeated="4"/>
          <table:table-cell office:value-type="string" calcext:value-type="string">
            <text:p>print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35488" calcext:value-type="float">
            <text:p>35488</text:p>
          </table:table-cell>
          <table:table-cell office:value-type="float" office:value="117472" calcext:value-type="float">
            <text:p>117472</text:p>
          </table:table-cell>
          <table:table-cell office:value-type="float" office:value="30460" calcext:value-type="float">
            <text:p>30460</text:p>
          </table:table-cell>
          <table:table-cell office:value-type="float" office:value="124700" calcext:value-type="float">
            <text:p>124700</text:p>
          </table:table-cell>
          <table:table-cell office:value-type="float" office:value="1829" calcext:value-type="float">
            <text:p>1829</text:p>
          </table:table-cell>
          <table:table-cell office:value-type="float" office:value="2654" calcext:value-type="float">
            <text:p>2654</text:p>
          </table:table-cell>
          <table:table-cell table:formula="of:=[.F63]/SQRT([.B63]*[.C63])*100" office:value-type="float" office:value="2.8327337822045" calcext:value-type="float">
            <text:p>2,83</text:p>
          </table:table-cell>
          <table:table-cell table:formula="of:=[.G63]/SQRT([.D63]*[.E63])*100" office:value-type="float" office:value="4.30628473453247" calcext:value-type="float">
            <text:p>4,31</text:p>
          </table:table-cell>
          <table:table-cell table:formula="of:=[.F63]/[.B63]*100" office:value-type="float" office:value="5.15385482416592" calcext:value-type="float">
            <text:p>5,15</text:p>
          </table:table-cell>
          <table:table-cell table:formula="of:=[.G63]/[.D63]*100" office:value-type="float" office:value="8.71306631648063" calcext:value-type="float">
            <text:p>8,71</text:p>
          </table:table-cell>
          <table:table-cell table:number-columns-repeated="4"/>
          <table:table-cell office:value-type="string" calcext:value-type="string">
            <text:p>ptx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18056" calcext:value-type="float">
            <text:p>118056</text:p>
          </table:table-cell>
          <table:table-cell office:value-type="float" office:value="556392" calcext:value-type="float">
            <text:p>556392</text:p>
          </table:table-cell>
          <table:table-cell office:value-type="float" office:value="96336" calcext:value-type="float">
            <text:p>96336</text:p>
          </table:table-cell>
          <table:table-cell office:value-type="float" office:value="608360" calcext:value-type="float">
            <text:p>608360</text:p>
          </table:table-cell>
          <table:table-cell office:value-type="float" office:value="7249" calcext:value-type="float">
            <text:p>7249</text:p>
          </table:table-cell>
          <table:table-cell office:value-type="float" office:value="7237" calcext:value-type="float">
            <text:p>7237</text:p>
          </table:table-cell>
          <table:table-cell table:formula="of:=[.F64]/SQRT([.B64]*[.C64])*100" office:value-type="float" office:value="2.82841823921671" calcext:value-type="float">
            <text:p>2,83</text:p>
          </table:table-cell>
          <table:table-cell table:formula="of:=[.G64]/SQRT([.D64]*[.E64])*100" office:value-type="float" office:value="2.98939939356851" calcext:value-type="float">
            <text:p>2,99</text:p>
          </table:table-cell>
          <table:table-cell table:formula="of:=[.F64]/[.B64]*100" office:value-type="float" office:value="6.14030629531748" calcext:value-type="float">
            <text:p>6,14</text:p>
          </table:table-cell>
          <table:table-cell table:formula="of:=[.G64]/[.D64]*100" office:value-type="float" office:value="7.51224879588108" calcext:value-type="float">
            <text:p>7,51</text:p>
          </table:table-cell>
          <table:table-cell table:number-columns-repeated="4"/>
          <table:table-cell office:value-type="string" calcext:value-type="string">
            <text:p>pw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5408" calcext:value-type="float">
            <text:p>35408</text:p>
          </table:table-cell>
          <table:table-cell office:value-type="float" office:value="109200" calcext:value-type="float">
            <text:p>109200</text:p>
          </table:table-cell>
          <table:table-cell office:value-type="float" office:value="26340" calcext:value-type="float">
            <text:p>26340</text:p>
          </table:table-cell>
          <table:table-cell office:value-type="float" office:value="116484" calcext:value-type="float">
            <text:p>116484</text:p>
          </table:table-cell>
          <table:table-cell office:value-type="float" office:value="1742" calcext:value-type="float">
            <text:p>1742</text:p>
          </table:table-cell>
          <table:table-cell office:value-type="float" office:value="1681" calcext:value-type="float">
            <text:p>1681</text:p>
          </table:table-cell>
          <table:table-cell table:formula="of:=[.F65]/SQRT([.B65]*[.C65])*100" office:value-type="float" office:value="2.80147101326885" calcext:value-type="float">
            <text:p>2,80</text:p>
          </table:table-cell>
          <table:table-cell table:formula="of:=[.G65]/SQRT([.D65]*[.E65])*100" office:value-type="float" office:value="3.03477634539268" calcext:value-type="float">
            <text:p>3,03</text:p>
          </table:table-cell>
          <table:table-cell table:formula="of:=[.F65]/[.B65]*100" office:value-type="float" office:value="4.91979213737009" calcext:value-type="float">
            <text:p>4,92</text:p>
          </table:table-cell>
          <table:table-cell table:formula="of:=[.G65]/[.D65]*100" office:value-type="float" office:value="6.38192862566439" calcext:value-type="float">
            <text:p>6,38</text:p>
          </table:table-cell>
          <table:table-cell table:number-columns-repeated="4"/>
          <table:table-cell office:value-type="string" calcext:value-type="string">
            <text:p>read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55984" calcext:value-type="float">
            <text:p>55984</text:p>
          </table:table-cell>
          <table:table-cell office:value-type="float" office:value="228080" calcext:value-type="float">
            <text:p>228080</text:p>
          </table:table-cell>
          <table:table-cell office:value-type="float" office:value="46852" calcext:value-type="float">
            <text:p>46852</text:p>
          </table:table-cell>
          <table:table-cell office:value-type="float" office:value="243492" calcext:value-type="float">
            <text:p>243492</text:p>
          </table:table-cell>
          <table:table-cell office:value-type="float" office:value="3150" calcext:value-type="float">
            <text:p>3150</text:p>
          </table:table-cell>
          <table:table-cell office:value-type="float" office:value="1717" calcext:value-type="float">
            <text:p>1717</text:p>
          </table:table-cell>
          <table:table-cell table:formula="of:=[.F66]/SQRT([.B66]*[.C66])*100" office:value-type="float" office:value="2.78762909747896" calcext:value-type="float">
            <text:p>2,79</text:p>
          </table:table-cell>
          <table:table-cell table:formula="of:=[.G66]/SQRT([.D66]*[.E66])*100" office:value-type="float" office:value="1.6075477406992" calcext:value-type="float">
            <text:p>1,61</text:p>
          </table:table-cell>
          <table:table-cell table:formula="of:=[.F66]/[.B66]*100" office:value-type="float" office:value="5.62660760217205" calcext:value-type="float">
            <text:p>5,63</text:p>
          </table:table-cell>
          <table:table-cell table:formula="of:=[.G66]/[.D66]*100" office:value-type="float" office:value="3.66473149492017" calcext:value-type="float">
            <text:p>3,66</text:p>
          </table:table-cell>
          <table:table-cell table:number-columns-repeated="4"/>
          <table:table-cell office:value-type="string" calcext:value-type="string">
            <text:p>realpath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9456" calcext:value-type="float">
            <text:p>39456</text:p>
          </table:table-cell>
          <table:table-cell office:value-type="float" office:value="424584" calcext:value-type="float">
            <text:p>424584</text:p>
          </table:table-cell>
          <table:table-cell office:value-type="float" office:value="30404" calcext:value-type="float">
            <text:p>30404</text:p>
          </table:table-cell>
          <table:table-cell office:value-type="float" office:value="419572" calcext:value-type="float">
            <text:p>419572</text:p>
          </table:table-cell>
          <table:table-cell office:value-type="float" office:value="3600" calcext:value-type="float">
            <text:p>3600</text:p>
          </table:table-cell>
          <table:table-cell office:value-type="float" office:value="3588" calcext:value-type="float">
            <text:p>3588</text:p>
          </table:table-cell>
          <table:table-cell table:formula="of:=[.F67]/SQRT([.B67]*[.C67])*100" office:value-type="float" office:value="2.78140455282066" calcext:value-type="float">
            <text:p>2,78</text:p>
          </table:table-cell>
          <table:table-cell table:formula="of:=[.G67]/SQRT([.D67]*[.E67])*100" office:value-type="float" office:value="3.17675574100261" calcext:value-type="float">
            <text:p>3,18</text:p>
          </table:table-cell>
          <table:table-cell table:formula="of:=[.F67]/[.B67]*100" office:value-type="float" office:value="9.12408759124088" calcext:value-type="float">
            <text:p>9,12</text:p>
          </table:table-cell>
          <table:table-cell table:formula="of:=[.G67]/[.D67]*100" office:value-type="float" office:value="11.8010788054203" calcext:value-type="float">
            <text:p>11,80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43672" calcext:value-type="float">
            <text:p>43672</text:p>
          </table:table-cell>
          <table:table-cell office:value-type="float" office:value="150232" calcext:value-type="float">
            <text:p>150232</text:p>
          </table:table-cell>
          <table:table-cell office:value-type="float" office:value="34552" calcext:value-type="float">
            <text:p>34552</text:p>
          </table:table-cell>
          <table:table-cell office:value-type="float" office:value="161560" calcext:value-type="float">
            <text:p>161560</text:p>
          </table:table-cell>
          <table:table-cell office:value-type="float" office:value="2198" calcext:value-type="float">
            <text:p>2198</text:p>
          </table:table-cell>
          <table:table-cell office:value-type="float" office:value="1987" calcext:value-type="float">
            <text:p>1987</text:p>
          </table:table-cell>
          <table:table-cell table:formula="of:=[.F68]/SQRT([.B68]*[.C68])*100" office:value-type="float" office:value="2.71359432901988" calcext:value-type="float">
            <text:p>2,71</text:p>
          </table:table-cell>
          <table:table-cell table:formula="of:=[.G68]/SQRT([.D68]*[.E68])*100" office:value-type="float" office:value="2.65946542986484" calcext:value-type="float">
            <text:p>2,66</text:p>
          </table:table-cell>
          <table:table-cell table:formula="of:=[.F68]/[.B68]*100" office:value-type="float" office:value="5.03297307199121" calcext:value-type="float">
            <text:p>5,03</text:p>
          </table:table-cell>
          <table:table-cell table:formula="of:=[.G68]/[.D68]*100" office:value-type="float" office:value="5.75075248900208" calcext:value-type="float">
            <text:p>5,75</text:p>
          </table:table-cell>
          <table:table-cell table:number-columns-repeated="4"/>
          <table:table-cell office:value-type="string" calcext:value-type="string">
            <text:p>rmdir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35384" calcext:value-type="float">
            <text:p>35384</text:p>
          </table:table-cell>
          <table:table-cell office:value-type="float" office:value="100984" calcext:value-type="float">
            <text:p>100984</text:p>
          </table:table-cell>
          <table:table-cell office:value-type="float" office:value="26316" calcext:value-type="float">
            <text:p>26316</text:p>
          </table:table-cell>
          <table:table-cell office:value-type="float" office:value="104172" calcext:value-type="float">
            <text:p>104172</text:p>
          </table:table-cell>
          <table:table-cell office:value-type="float" office:value="1619" calcext:value-type="float">
            <text:p>1619</text:p>
          </table:table-cell>
          <table:table-cell office:value-type="float" office:value="1607" calcext:value-type="float">
            <text:p>1607</text:p>
          </table:table-cell>
          <table:table-cell table:formula="of:=[.F69]/SQRT([.B69]*[.C69])*100" office:value-type="float" office:value="2.70842679039553" calcext:value-type="float">
            <text:p>2,71</text:p>
          </table:table-cell>
          <table:table-cell table:formula="of:=[.G69]/SQRT([.D69]*[.E69])*100" office:value-type="float" office:value="3.0692370829472" calcext:value-type="float">
            <text:p>3,07</text:p>
          </table:table-cell>
          <table:table-cell table:formula="of:=[.F69]/[.B69]*100" office:value-type="float" office:value="4.57551435677142" calcext:value-type="float">
            <text:p>4,58</text:p>
          </table:table-cell>
          <table:table-cell table:formula="of:=[.G69]/[.D69]*100" office:value-type="float" office:value="6.10655114759082" calcext:value-type="float">
            <text:p>6,11</text:p>
          </table:table-cell>
          <table:table-cell table:number-columns-repeated="4"/>
          <table:table-cell office:value-type="string" calcext:value-type="string">
            <text:p>runco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912" calcext:value-type="float">
            <text:p>39912</text:p>
          </table:table-cell>
          <table:table-cell office:value-type="float" office:value="105512" calcext:value-type="float">
            <text:p>105512</text:p>
          </table:table-cell>
          <table:table-cell office:value-type="float" office:value="30824" calcext:value-type="float">
            <text:p>30824</text:p>
          </table:table-cell>
          <table:table-cell office:value-type="float" office:value="108680" calcext:value-type="float">
            <text:p>108680</text:p>
          </table:table-cell>
          <table:table-cell office:value-type="float" office:value="1749" calcext:value-type="float">
            <text:p>1749</text:p>
          </table:table-cell>
          <table:table-cell office:value-type="float" office:value="1866" calcext:value-type="float">
            <text:p>1866</text:p>
          </table:table-cell>
          <table:table-cell table:formula="of:=[.F70]/SQRT([.B70]*[.C70])*100" office:value-type="float" office:value="2.69517603539396" calcext:value-type="float">
            <text:p>2,70</text:p>
          </table:table-cell>
          <table:table-cell table:formula="of:=[.G70]/SQRT([.D70]*[.E70])*100" office:value-type="float" office:value="3.22397990753963" calcext:value-type="float">
            <text:p>3,22</text:p>
          </table:table-cell>
          <table:table-cell table:formula="of:=[.F70]/[.B70]*100" office:value-type="float" office:value="4.38214070956103" calcext:value-type="float">
            <text:p>4,38</text:p>
          </table:table-cell>
          <table:table-cell table:formula="of:=[.G70]/[.D70]*100" office:value-type="float" office:value="6.0537243706203" calcext:value-type="float">
            <text:p>6,05</text:p>
          </table:table-cell>
          <table:table-cell table:number-columns-repeated="4"/>
          <table:table-cell office:value-type="string" calcext:value-type="string">
            <text:p>seq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1264" calcext:value-type="float">
            <text:p>31264</text:p>
          </table:table-cell>
          <table:table-cell office:value-type="float" office:value="92768" calcext:value-type="float">
            <text:p>92768</text:p>
          </table:table-cell>
          <table:table-cell office:value-type="float" office:value="26300" calcext:value-type="float">
            <text:p>26300</text:p>
          </table:table-cell>
          <table:table-cell office:value-type="float" office:value="95964" calcext:value-type="float">
            <text:p>95964</text:p>
          </table:table-cell>
          <table:table-cell office:value-type="float" office:value="1429" calcext:value-type="float">
            <text:p>1429</text:p>
          </table:table-cell>
          <table:table-cell office:value-type="float" office:value="2130" calcext:value-type="float">
            <text:p>2130</text:p>
          </table:table-cell>
          <table:table-cell table:formula="of:=[.F71]/SQRT([.B71]*[.C71])*100" office:value-type="float" office:value="2.65344970962033" calcext:value-type="float">
            <text:p>2,65</text:p>
          </table:table-cell>
          <table:table-cell table:formula="of:=[.G71]/SQRT([.D71]*[.E71])*100" office:value-type="float" office:value="4.23982135689592" calcext:value-type="float">
            <text:p>4,24</text:p>
          </table:table-cell>
          <table:table-cell table:formula="of:=[.F71]/[.B71]*100" office:value-type="float" office:value="4.57075230296827" calcext:value-type="float">
            <text:p>4,57</text:p>
          </table:table-cell>
          <table:table-cell table:formula="of:=[.G71]/[.D71]*100" office:value-type="float" office:value="8.09885931558935" calcext:value-type="float">
            <text:p>8,10</text:p>
          </table:table-cell>
          <table:table-cell table:number-columns-repeated="4"/>
          <table:table-cell office:value-type="string" calcext:value-type="string">
            <text:p>sha1sum</text:p>
          </table:table-cell>
          <table:table-cell office:value-type="float" office:value="1375" calcext:value-type="float">
            <text:p>1375</text:p>
          </table:table-cell>
          <table:table-cell office:value-type="float" office:value="1396" calcext:value-type="float">
            <text:p>1396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9504" calcext:value-type="float">
            <text:p>39504</text:p>
          </table:table-cell>
          <table:table-cell office:value-type="float" office:value="129680" calcext:value-type="float">
            <text:p>129680</text:p>
          </table:table-cell>
          <table:table-cell office:value-type="float" office:value="34520" calcext:value-type="float">
            <text:p>34520</text:p>
          </table:table-cell>
          <table:table-cell office:value-type="float" office:value="141048" calcext:value-type="float">
            <text:p>141048</text:p>
          </table:table-cell>
          <table:table-cell office:value-type="float" office:value="1894" calcext:value-type="float">
            <text:p>1894</text:p>
          </table:table-cell>
          <table:table-cell office:value-type="float" office:value="1115" calcext:value-type="float">
            <text:p>1115</text:p>
          </table:table-cell>
          <table:table-cell table:formula="of:=[.F72]/SQRT([.B72]*[.C72])*100" office:value-type="float" office:value="2.64620165946081" calcext:value-type="float">
            <text:p>2,65</text:p>
          </table:table-cell>
          <table:table-cell table:formula="of:=[.G72]/SQRT([.D72]*[.E72])*100" office:value-type="float" office:value="1.59792358779885" calcext:value-type="float">
            <text:p>1,60</text:p>
          </table:table-cell>
          <table:table-cell table:formula="of:=[.F72]/[.B72]*100" office:value-type="float" office:value="4.79445119481571" calcext:value-type="float">
            <text:p>4,79</text:p>
          </table:table-cell>
          <table:table-cell table:formula="of:=[.G72]/[.D72]*100" office:value-type="float" office:value="3.23001158748552" calcext:value-type="float">
            <text:p>3,23</text:p>
          </table:table-cell>
          <table:table-cell table:number-columns-repeated="4"/>
          <table:table-cell office:value-type="string" calcext:value-type="string">
            <text:p>sha224sum</text:p>
          </table:table-cell>
          <table:table-cell office:value-type="float" office:value="3422" calcext:value-type="float">
            <text:p>3422</text:p>
          </table:table-cell>
          <table:table-cell office:value-type="float" office:value="3408" calcext:value-type="float">
            <text:p>3408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35352" calcext:value-type="float">
            <text:p>35352</text:p>
          </table:table-cell>
          <table:table-cell office:value-type="float" office:value="109144" calcext:value-type="float">
            <text:p>109144</text:p>
          </table:table-cell>
          <table:table-cell office:value-type="float" office:value="26300" calcext:value-type="float">
            <text:p>26300</text:p>
          </table:table-cell>
          <table:table-cell office:value-type="float" office:value="112348" calcext:value-type="float">
            <text:p>112348</text:p>
          </table:table-cell>
          <table:table-cell office:value-type="float" office:value="1630" calcext:value-type="float">
            <text:p>1630</text:p>
          </table:table-cell>
          <table:table-cell office:value-type="float" office:value="1283" calcext:value-type="float">
            <text:p>1283</text:p>
          </table:table-cell>
          <table:table-cell table:formula="of:=[.F73]/SQRT([.B73]*[.C73])*100" office:value-type="float" office:value="2.62410178740757" calcext:value-type="float">
            <text:p>2,62</text:p>
          </table:table-cell>
          <table:table-cell table:formula="of:=[.G73]/SQRT([.D73]*[.E73])*100" office:value-type="float" office:value="2.360294037765" calcext:value-type="float">
            <text:p>2,36</text:p>
          </table:table-cell>
          <table:table-cell table:formula="of:=[.F73]/[.B73]*100" office:value-type="float" office:value="4.61077166779814" calcext:value-type="float">
            <text:p>4,61</text:p>
          </table:table-cell>
          <table:table-cell table:formula="of:=[.G73]/[.D73]*100" office:value-type="float" office:value="4.87832699619772" calcext:value-type="float">
            <text:p>4,88</text:p>
          </table:table-cell>
          <table:table-cell table:number-columns-repeated="4"/>
          <table:table-cell office:value-type="string" calcext:value-type="string">
            <text:p>sha256sum</text:p>
          </table:table-cell>
          <table:table-cell office:value-type="float" office:value="3422" calcext:value-type="float">
            <text:p>3422</text:p>
          </table:table-cell>
          <table:table-cell office:value-type="float" office:value="3408" calcext:value-type="float">
            <text:p>3408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01304" calcext:value-type="float">
            <text:p>101304</text:p>
          </table:table-cell>
          <table:table-cell office:value-type="float" office:value="470008" calcext:value-type="float">
            <text:p>470008</text:p>
          </table:table-cell>
          <table:table-cell office:value-type="float" office:value="92044" calcext:value-type="float">
            <text:p>92044</text:p>
          </table:table-cell>
          <table:table-cell office:value-type="float" office:value="522156" calcext:value-type="float">
            <text:p>522156</text:p>
          </table:table-cell>
          <table:table-cell office:value-type="float" office:value="5525" calcext:value-type="float">
            <text:p>5525</text:p>
          </table:table-cell>
          <table:table-cell office:value-type="float" office:value="5509" calcext:value-type="float">
            <text:p>5509</text:p>
          </table:table-cell>
          <table:table-cell table:formula="of:=[.F74]/SQRT([.B74]*[.C74])*100" office:value-type="float" office:value="2.53201550251599" calcext:value-type="float">
            <text:p>2,53</text:p>
          </table:table-cell>
          <table:table-cell table:formula="of:=[.G74]/SQRT([.D74]*[.E74])*100" office:value-type="float" office:value="2.51289819344069" calcext:value-type="float">
            <text:p>2,51</text:p>
          </table:table-cell>
          <table:table-cell table:formula="of:=[.F74]/[.B74]*100" office:value-type="float" office:value="5.45388138671721" calcext:value-type="float">
            <text:p>5,45</text:p>
          </table:table-cell>
          <table:table-cell table:formula="of:=[.G74]/[.D74]*100" office:value-type="float" office:value="5.98518100039112" calcext:value-type="float">
            <text:p>5,99</text:p>
          </table:table-cell>
          <table:table-cell table:number-columns-repeated="4"/>
          <table:table-cell office:value-type="string" calcext:value-type="string">
            <text:p>sha384sum</text:p>
          </table:table-cell>
          <table:table-cell office:value-type="float" office:value="4447" calcext:value-type="float">
            <text:p>4447</text:p>
          </table:table-cell>
          <table:table-cell office:value-type="float" office:value="4660" calcext:value-type="float">
            <text:p>4660</text:p>
          </table:table-cell>
          <table:table-cell office:value-type="float" office:value="10300" calcext:value-type="float">
            <text:p>10300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60056" calcext:value-type="float">
            <text:p>60056</text:p>
          </table:table-cell>
          <table:table-cell office:value-type="float" office:value="289496" calcext:value-type="float">
            <text:p>289496</text:p>
          </table:table-cell>
          <table:table-cell office:value-type="float" office:value="46844" calcext:value-type="float">
            <text:p>46844</text:p>
          </table:table-cell>
          <table:table-cell office:value-type="float" office:value="313116" calcext:value-type="float">
            <text:p>313116</text:p>
          </table:table-cell>
          <table:table-cell office:value-type="float" office:value="3285" calcext:value-type="float">
            <text:p>3285</text:p>
          </table:table-cell>
          <table:table-cell office:value-type="float" office:value="3261" calcext:value-type="float">
            <text:p>3261</text:p>
          </table:table-cell>
          <table:table-cell table:formula="of:=[.F75]/SQRT([.B75]*[.C75])*100" office:value-type="float" office:value="2.49135656611705" calcext:value-type="float">
            <text:p>2,49</text:p>
          </table:table-cell>
          <table:table-cell table:formula="of:=[.G75]/SQRT([.D75]*[.E75])*100" office:value-type="float" office:value="2.69259591448554" calcext:value-type="float">
            <text:p>2,69</text:p>
          </table:table-cell>
          <table:table-cell table:formula="of:=[.F75]/[.B75]*100" office:value-type="float" office:value="5.46989476488611" calcext:value-type="float">
            <text:p>5,47</text:p>
          </table:table-cell>
          <table:table-cell table:formula="of:=[.G75]/[.D75]*100" office:value-type="float" office:value="6.96140380838528" calcext:value-type="float">
            <text:p>6,96</text:p>
          </table:table-cell>
          <table:table-cell table:number-columns-repeated="4"/>
          <table:table-cell office:value-type="string" calcext:value-type="string">
            <text:p>sha512sum</text:p>
          </table:table-cell>
          <table:table-cell office:value-type="float" office:value="4447" calcext:value-type="float">
            <text:p>4447</text:p>
          </table:table-cell>
          <table:table-cell office:value-type="float" office:value="4660" calcext:value-type="float">
            <text:p>4660</text:p>
          </table:table-cell>
          <table:table-cell office:value-type="float" office:value="10300" calcext:value-type="float">
            <text:p>10300</text:p>
          </table:table-cell>
          <table:table-cell office:value-type="float" office:value="10324" calcext:value-type="float">
            <text:p>10324</text:p>
          </table:table-cell>
          <table:table-cell/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9472" calcext:value-type="float">
            <text:p>39472</text:p>
          </table:table-cell>
          <table:table-cell office:value-type="float" office:value="150128" calcext:value-type="float">
            <text:p>150128</text:p>
          </table:table-cell>
          <table:table-cell office:value-type="float" office:value="34500" calcext:value-type="float">
            <text:p>34500</text:p>
          </table:table-cell>
          <table:table-cell office:value-type="float" office:value="169700" calcext:value-type="float">
            <text:p>169700</text:p>
          </table:table-cell>
          <table:table-cell office:value-type="float" office:value="1829" calcext:value-type="float">
            <text:p>1829</text:p>
          </table:table-cell>
          <table:table-cell office:value-type="float" office:value="1821" calcext:value-type="float">
            <text:p>1821</text:p>
          </table:table-cell>
          <table:table-cell table:formula="of:=[.F76]/SQRT([.B76]*[.C76])*100" office:value-type="float" office:value="2.37595543195428" calcext:value-type="float">
            <text:p>2,38</text:p>
          </table:table-cell>
          <table:table-cell table:formula="of:=[.G76]/SQRT([.D76]*[.E76])*100" office:value-type="float" office:value="2.37990420909697" calcext:value-type="float">
            <text:p>2,38</text:p>
          </table:table-cell>
          <table:table-cell table:formula="of:=[.F76]/[.B76]*100" office:value-type="float" office:value="4.63366436967977" calcext:value-type="float">
            <text:p>4,63</text:p>
          </table:table-cell>
          <table:table-cell table:formula="of:=[.G76]/[.D76]*100" office:value-type="float" office:value="5.27826086956522" calcext:value-type="float">
            <text:p>5,28</text:p>
          </table:table-cell>
          <table:table-cell table:number-columns-repeated="4"/>
          <table:table-cell office:value-type="string" calcext:value-type="string">
            <text:p>shred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1236" calcext:value-type="float">
            <text:p>1236</text:p>
          </table:table-cell>
          <table:table-cell office:value-type="float" office:value="3166" calcext:value-type="float">
            <text:p>3166</text:p>
          </table:table-cell>
          <table:table-cell table:formula="of:=[.F77]/SQRT([.B77]*[.C77])*100" office:value-type="float" office:value="2.34870508052777" calcext:value-type="float">
            <text:p>2,35</text:p>
          </table:table-cell>
          <table:table-cell table:formula="of:=[.G77]/SQRT([.D77]*[.E77])*100" office:value-type="float" office:value="6.30322820538967" calcext:value-type="float">
            <text:p>6,30</text:p>
          </table:table-cell>
          <table:table-cell table:formula="of:=[.F77]/[.B77]*100" office:value-type="float" office:value="3.95646606914213" calcext:value-type="float">
            <text:p>3,96</text:p>
          </table:table-cell>
          <table:table-cell table:formula="of:=[.G77]/[.D77]*100" office:value-type="float" office:value="12.0416856838582" calcext:value-type="float">
            <text:p>12,04</text:p>
          </table:table-cell>
          <table:table-cell table:number-columns-repeated="4"/>
          <table:table-cell office:value-type="string" calcext:value-type="string">
            <text:p>shuf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92880" calcext:value-type="float">
            <text:p>92880</text:p>
          </table:table-cell>
          <table:table-cell office:value-type="float" office:value="625464" calcext:value-type="float">
            <text:p>625464</text:p>
          </table:table-cell>
          <table:table-cell office:value-type="float" office:value="79644" calcext:value-type="float">
            <text:p>79644</text:p>
          </table:table-cell>
          <table:table-cell office:value-type="float" office:value="657228" calcext:value-type="float">
            <text:p>657228</text:p>
          </table:table-cell>
          <table:table-cell office:value-type="float" office:value="5589" calcext:value-type="float">
            <text:p>5589</text:p>
          </table:table-cell>
          <table:table-cell office:value-type="float" office:value="5577" calcext:value-type="float">
            <text:p>5577</text:p>
          </table:table-cell>
          <table:table-cell table:formula="of:=[.F78]/SQRT([.B78]*[.C78])*100" office:value-type="float" office:value="2.31884568069511" calcext:value-type="float">
            <text:p>2,32</text:p>
          </table:table-cell>
          <table:table-cell table:formula="of:=[.G78]/SQRT([.D78]*[.E78])*100" office:value-type="float" office:value="2.43762044571667" calcext:value-type="float">
            <text:p>2,44</text:p>
          </table:table-cell>
          <table:table-cell table:formula="of:=[.F78]/[.B78]*100" office:value-type="float" office:value="6.01744186046512" calcext:value-type="float">
            <text:p>6,02</text:p>
          </table:table-cell>
          <table:table-cell table:formula="of:=[.G78]/[.D78]*100" office:value-type="float" office:value="7.00241072773844" calcext:value-type="float">
            <text:p>7,00</text:p>
          </table:table-cell>
          <table:table-cell table:number-columns-repeated="4"/>
          <table:table-cell office:value-type="string" calcext:value-type="string">
            <text:p>slee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64184" calcext:value-type="float">
            <text:p>64184</text:p>
          </table:table-cell>
          <table:table-cell office:value-type="float" office:value="289528" calcext:value-type="float">
            <text:p>289528</text:p>
          </table:table-cell>
          <table:table-cell office:value-type="float" office:value="50956" calcext:value-type="float">
            <text:p>50956</text:p>
          </table:table-cell>
          <table:table-cell office:value-type="float" office:value="313132" calcext:value-type="float">
            <text:p>313132</text:p>
          </table:table-cell>
          <table:table-cell office:value-type="float" office:value="3117" calcext:value-type="float">
            <text:p>3117</text:p>
          </table:table-cell>
          <table:table-cell office:value-type="float" office:value="3101" calcext:value-type="float">
            <text:p>3101</text:p>
          </table:table-cell>
          <table:table-cell table:formula="of:=[.F79]/SQRT([.B79]*[.C79])*100" office:value-type="float" office:value="2.28653644258117" calcext:value-type="float">
            <text:p>2,29</text:p>
          </table:table-cell>
          <table:table-cell table:formula="of:=[.G79]/SQRT([.D79]*[.E79])*100" office:value-type="float" office:value="2.45493713757601" calcext:value-type="float">
            <text:p>2,45</text:p>
          </table:table-cell>
          <table:table-cell table:formula="of:=[.F79]/[.B79]*100" office:value-type="float" office:value="4.85635049233454" calcext:value-type="float">
            <text:p>4,86</text:p>
          </table:table-cell>
          <table:table-cell table:formula="of:=[.G79]/[.D79]*100" office:value-type="float" office:value="6.08564251511108" calcext:value-type="float">
            <text:p>6,09</text:p>
          </table:table-cell>
          <table:table-cell table:number-columns-repeated="4"/>
          <table:table-cell office:value-type="string" calcext:value-type="string">
            <text:p>sort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1240" calcext:value-type="float">
            <text:p>31240</text:p>
          </table:table-cell>
          <table:table-cell office:value-type="float" office:value="96840" calcext:value-type="float">
            <text:p>96840</text:p>
          </table:table-cell>
          <table:table-cell office:value-type="float" office:value="26292" calcext:value-type="float">
            <text:p>26292</text:p>
          </table:table-cell>
          <table:table-cell office:value-type="float" office:value="100052" calcext:value-type="float">
            <text:p>100052</text:p>
          </table:table-cell>
          <table:table-cell office:value-type="float" office:value="1236" calcext:value-type="float">
            <text:p>1236</text:p>
          </table:table-cell>
          <table:table-cell office:value-type="float" office:value="1290" calcext:value-type="float">
            <text:p>1290</text:p>
          </table:table-cell>
          <table:table-cell table:formula="of:=[.F80]/SQRT([.B80]*[.C80])*100" office:value-type="float" office:value="2.24716813424459" calcext:value-type="float">
            <text:p>2,25</text:p>
          </table:table-cell>
          <table:table-cell table:formula="of:=[.G80]/SQRT([.D80]*[.E80])*100" office:value-type="float" office:value="2.51515648865079" calcext:value-type="float">
            <text:p>2,52</text:p>
          </table:table-cell>
          <table:table-cell table:formula="of:=[.F80]/[.B80]*100" office:value-type="float" office:value="3.95646606914213" calcext:value-type="float">
            <text:p>3,96</text:p>
          </table:table-cell>
          <table:table-cell table:formula="of:=[.G80]/[.D80]*100" office:value-type="float" office:value="4.90643541761753" calcext:value-type="float">
            <text:p>4,91</text:p>
          </table:table-cell>
          <table:table-cell table:number-columns-repeated="4"/>
          <table:table-cell office:value-type="string" calcext:value-type="string">
            <text:p>spli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43704" calcext:value-type="float">
            <text:p>43704</text:p>
          </table:table-cell>
          <table:table-cell office:value-type="float" office:value="125696" calcext:value-type="float">
            <text:p>125696</text:p>
          </table:table-cell>
          <table:table-cell office:value-type="float" office:value="34572" calcext:value-type="float">
            <text:p>34572</text:p>
          </table:table-cell>
          <table:table-cell office:value-type="float" office:value="128812" calcext:value-type="float">
            <text:p>128812</text:p>
          </table:table-cell>
          <table:table-cell office:value-type="float" office:value="1662" calcext:value-type="float">
            <text:p>1662</text:p>
          </table:table-cell>
          <table:table-cell office:value-type="float" office:value="1510" calcext:value-type="float">
            <text:p>1510</text:p>
          </table:table-cell>
          <table:table-cell table:formula="of:=[.F81]/SQRT([.B81]*[.C81])*100" office:value-type="float" office:value="2.24238250791359" calcext:value-type="float">
            <text:p>2,24</text:p>
          </table:table-cell>
          <table:table-cell table:formula="of:=[.G81]/SQRT([.D81]*[.E81])*100" office:value-type="float" office:value="2.26274979098628" calcext:value-type="float">
            <text:p>2,26</text:p>
          </table:table-cell>
          <table:table-cell table:formula="of:=[.F81]/[.B81]*100" office:value-type="float" office:value="3.80285557386052" calcext:value-type="float">
            <text:p>3,80</text:p>
          </table:table-cell>
          <table:table-cell table:formula="of:=[.G81]/[.D81]*100" office:value-type="float" office:value="4.36769640171237" calcext:value-type="float">
            <text:p>4,37</text:p>
          </table:table-cell>
          <table:table-cell table:number-columns-repeated="4"/>
          <table:table-cell office:value-type="string" calcext:value-type="string">
            <text:p>stat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68352" calcext:value-type="float">
            <text:p>68352</text:p>
          </table:table-cell>
          <table:table-cell office:value-type="float" office:value="334664" calcext:value-type="float">
            <text:p>334664</text:p>
          </table:table-cell>
          <table:table-cell office:value-type="float" office:value="59188" calcext:value-type="float">
            <text:p>59188</text:p>
          </table:table-cell>
          <table:table-cell office:value-type="float" office:value="378708" calcext:value-type="float">
            <text:p>378708</text:p>
          </table:table-cell>
          <table:table-cell office:value-type="float" office:value="3381" calcext:value-type="float">
            <text:p>3381</text:p>
          </table:table-cell>
          <table:table-cell office:value-type="float" office:value="3353" calcext:value-type="float">
            <text:p>3353</text:p>
          </table:table-cell>
          <table:table-cell table:formula="of:=[.F82]/SQRT([.B82]*[.C82])*100" office:value-type="float" office:value="2.23545050514931" calcext:value-type="float">
            <text:p>2,24</text:p>
          </table:table-cell>
          <table:table-cell table:formula="of:=[.G82]/SQRT([.D82]*[.E82])*100" office:value-type="float" office:value="2.23956917405907" calcext:value-type="float">
            <text:p>2,24</text:p>
          </table:table-cell>
          <table:table-cell table:formula="of:=[.F82]/[.B82]*100" office:value-type="float" office:value="4.94645365168539" calcext:value-type="float">
            <text:p>4,95</text:p>
          </table:table-cell>
          <table:table-cell table:formula="of:=[.G82]/[.D82]*100" office:value-type="float" office:value="5.66499966209367" calcext:value-type="float">
            <text:p>5,66</text:p>
          </table:table-cell>
          <table:table-cell table:number-columns-repeated="4"/>
          <table:table-cell office:value-type="string" calcext:value-type="string">
            <text:p>stdbu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1304" calcext:value-type="float">
            <text:p>31304</text:p>
          </table:table-cell>
          <table:table-cell office:value-type="float" office:value="105128" calcext:value-type="float">
            <text:p>105128</text:p>
          </table:table-cell>
          <table:table-cell office:value-type="float" office:value="26324" calcext:value-type="float">
            <text:p>26324</text:p>
          </table:table-cell>
          <table:table-cell office:value-type="float" office:value="112388" calcext:value-type="float">
            <text:p>112388</text:p>
          </table:table-cell>
          <table:table-cell office:value-type="float" office:value="1267" calcext:value-type="float">
            <text:p>1267</text:p>
          </table:table-cell>
          <table:table-cell office:value-type="float" office:value="2078" calcext:value-type="float">
            <text:p>2078</text:p>
          </table:table-cell>
          <table:table-cell table:formula="of:=[.F83]/SQRT([.B83]*[.C83])*100" office:value-type="float" office:value="2.20860217894284" calcext:value-type="float">
            <text:p>2,21</text:p>
          </table:table-cell>
          <table:table-cell table:formula="of:=[.G83]/SQRT([.D83]*[.E83])*100" office:value-type="float" office:value="3.82040698787168" calcext:value-type="float">
            <text:p>3,82</text:p>
          </table:table-cell>
          <table:table-cell table:formula="of:=[.F83]/[.B83]*100" office:value-type="float" office:value="4.0474060822898" calcext:value-type="float">
            <text:p>4,05</text:p>
          </table:table-cell>
          <table:table-cell table:formula="of:=[.G83]/[.D83]*100" office:value-type="float" office:value="7.89393709162741" calcext:value-type="float">
            <text:p>7,89</text:p>
          </table:table-cell>
          <table:table-cell table:number-columns-repeated="4"/>
          <table:table-cell office:value-type="string" calcext:value-type="string">
            <text:p>stty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84800" calcext:value-type="float">
            <text:p>84800</text:p>
          </table:table-cell>
          <table:table-cell office:value-type="float" office:value="707536" calcext:value-type="float">
            <text:p>707536</text:p>
          </table:table-cell>
          <table:table-cell office:value-type="float" office:value="67404" calcext:value-type="float">
            <text:p>67404</text:p>
          </table:table-cell>
          <table:table-cell office:value-type="float" office:value="698260" calcext:value-type="float">
            <text:p>698260</text:p>
          </table:table-cell>
          <table:table-cell office:value-type="float" office:value="5352" calcext:value-type="float">
            <text:p>5352</text:p>
          </table:table-cell>
          <table:table-cell office:value-type="float" office:value="5351" calcext:value-type="float">
            <text:p>5351</text:p>
          </table:table-cell>
          <table:table-cell table:formula="of:=[.F84]/SQRT([.B84]*[.C84])*100" office:value-type="float" office:value="2.18496209726482" calcext:value-type="float">
            <text:p>2,18</text:p>
          </table:table-cell>
          <table:table-cell table:formula="of:=[.G84]/SQRT([.D84]*[.E84])*100" office:value-type="float" office:value="2.46651371090722" calcext:value-type="float">
            <text:p>2,47</text:p>
          </table:table-cell>
          <table:table-cell table:formula="of:=[.F84]/[.B84]*100" office:value-type="float" office:value="6.31132075471698" calcext:value-type="float">
            <text:p>6,31</text:p>
          </table:table-cell>
          <table:table-cell table:formula="of:=[.G84]/[.D84]*100" office:value-type="float" office:value="7.93869800011869" calcext:value-type="float">
            <text:p>7,94</text:p>
          </table:table-cell>
          <table:table-cell table:number-columns-repeated="4"/>
          <table:table-cell office:value-type="string" calcext:value-type="string">
            <text:p>sum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35424" calcext:value-type="float">
            <text:p>35424</text:p>
          </table:table-cell>
          <table:table-cell office:value-type="float" office:value="113320" calcext:value-type="float">
            <text:p>113320</text:p>
          </table:table-cell>
          <table:table-cell office:value-type="float" office:value="30428" calcext:value-type="float">
            <text:p>30428</text:p>
          </table:table-cell>
          <table:table-cell office:value-type="float" office:value="120580" calcext:value-type="float">
            <text:p>120580</text:p>
          </table:table-cell>
          <table:table-cell office:value-type="float" office:value="1363" calcext:value-type="float">
            <text:p>1363</text:p>
          </table:table-cell>
          <table:table-cell office:value-type="float" office:value="1351" calcext:value-type="float">
            <text:p>1351</text:p>
          </table:table-cell>
          <table:table-cell table:formula="of:=[.F85]/SQRT([.B85]*[.C85])*100" office:value-type="float" office:value="2.15126431535705" calcext:value-type="float">
            <text:p>2,15</text:p>
          </table:table-cell>
          <table:table-cell table:formula="of:=[.G85]/SQRT([.D85]*[.E85])*100" office:value-type="float" office:value="2.2303910076786" calcext:value-type="float">
            <text:p>2,23</text:p>
          </table:table-cell>
          <table:table-cell table:formula="of:=[.F85]/[.B85]*100" office:value-type="float" office:value="3.8476738934056" calcext:value-type="float">
            <text:p>3,85</text:p>
          </table:table-cell>
          <table:table-cell table:formula="of:=[.G85]/[.D85]*100" office:value-type="float" office:value="4.43998948337058" calcext:value-type="float">
            <text:p>4,44</text:p>
          </table:table-cell>
          <table:table-cell table:number-columns-repeated="4"/>
          <table:table-cell office:value-type="string" calcext:value-type="string">
            <text:p>sync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36940" calcext:value-type="float">
            <text:p>136940</text:p>
          </table:table-cell>
          <table:table-cell office:value-type="float" office:value="1486" calcext:value-type="float">
            <text:p>1486</text:p>
          </table:table-cell>
          <table:table-cell office:value-type="float" office:value="1451" calcext:value-type="float">
            <text:p>1451</text:p>
          </table:table-cell>
          <table:table-cell table:formula="of:=[.F86]/SQRT([.B86]*[.C86])*100" office:value-type="float" office:value="2.11059343975735" calcext:value-type="float">
            <text:p>2,11</text:p>
          </table:table-cell>
          <table:table-cell table:formula="of:=[.G86]/SQRT([.D86]*[.E86])*100" office:value-type="float" office:value="2.11077701327494" calcext:value-type="float">
            <text:p>2,11</text:p>
          </table:table-cell>
          <table:table-cell table:formula="of:=[.F86]/[.B86]*100" office:value-type="float" office:value="3.76393110435664" calcext:value-type="float">
            <text:p>3,76</text:p>
          </table:table-cell>
          <table:table-cell table:formula="of:=[.G86]/[.D86]*100" office:value-type="float" office:value="4.20482207024458" calcext:value-type="float">
            <text:p>4,20</text:p>
          </table:table-cell>
          <table:table-cell table:number-columns-repeated="4"/>
          <table:table-cell office:value-type="string" calcext:value-type="string">
            <text:p>tac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35344" calcext:value-type="float">
            <text:p>35344</text:p>
          </table:table-cell>
          <table:table-cell office:value-type="float" office:value="109136" calcext:value-type="float">
            <text:p>109136</text:p>
          </table:table-cell>
          <table:table-cell office:value-type="float" office:value="26292" calcext:value-type="float">
            <text:p>26292</text:p>
          </table:table-cell>
          <table:table-cell office:value-type="float" office:value="116436" calcext:value-type="float">
            <text:p>116436</text:p>
          </table:table-cell>
          <table:table-cell office:value-type="float" office:value="1301" calcext:value-type="float">
            <text:p>1301</text:p>
          </table:table-cell>
          <table:table-cell office:value-type="float" office:value="1289" calcext:value-type="float">
            <text:p>1289</text:p>
          </table:table-cell>
          <table:table-cell table:formula="of:=[.F87]/SQRT([.B87]*[.C87])*100" office:value-type="float" office:value="2.09476558963189" calcext:value-type="float">
            <text:p>2,09</text:p>
          </table:table-cell>
          <table:table-cell table:formula="of:=[.G87]/SQRT([.D87]*[.E87])*100" office:value-type="float" office:value="2.32968641300971" calcext:value-type="float">
            <text:p>2,33</text:p>
          </table:table-cell>
          <table:table-cell table:formula="of:=[.F87]/[.B87]*100" office:value-type="float" office:value="3.68096423721141" calcext:value-type="float">
            <text:p>3,68</text:p>
          </table:table-cell>
          <table:table-cell table:formula="of:=[.G87]/[.D87]*100" office:value-type="float" office:value="4.9026319793093" calcext:value-type="float">
            <text:p>4,90</text:p>
          </table:table-cell>
          <table:table-cell table:number-columns-repeated="4"/>
          <table:table-cell office:value-type="string" calcext:value-type="string">
            <text:p>tail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43552" calcext:value-type="float">
            <text:p>43552</text:p>
          </table:table-cell>
          <table:table-cell office:value-type="float" office:value="182928" calcext:value-type="float">
            <text:p>182928</text:p>
          </table:table-cell>
          <table:table-cell office:value-type="float" office:value="34492" calcext:value-type="float">
            <text:p>34492</text:p>
          </table:table-cell>
          <table:table-cell office:value-type="float" office:value="194292" calcext:value-type="float">
            <text:p>194292</text:p>
          </table:table-cell>
          <table:table-cell office:value-type="float" office:value="1867" calcext:value-type="float">
            <text:p>1867</text:p>
          </table:table-cell>
          <table:table-cell office:value-type="float" office:value="2454" calcext:value-type="float">
            <text:p>2454</text:p>
          </table:table-cell>
          <table:table-cell table:formula="of:=[.F88]/SQRT([.B88]*[.C88])*100" office:value-type="float" office:value="2.0917037408741" calcext:value-type="float">
            <text:p>2,09</text:p>
          </table:table-cell>
          <table:table-cell table:formula="of:=[.G88]/SQRT([.D88]*[.E88])*100" office:value-type="float" office:value="2.99769822153468" calcext:value-type="float">
            <text:p>3,00</text:p>
          </table:table-cell>
          <table:table-cell table:formula="of:=[.F88]/[.B88]*100" office:value-type="float" office:value="4.28682953710507" calcext:value-type="float">
            <text:p>4,29</text:p>
          </table:table-cell>
          <table:table-cell table:formula="of:=[.G88]/[.D88]*100" office:value-type="float" office:value="7.11469326220573" calcext:value-type="float">
            <text:p>7,11</text:p>
          </table:table-cell>
          <table:table-cell table:number-columns-repeated="4"/>
          <table:table-cell office:value-type="string" calcext:value-type="string">
            <text:p>te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41036" calcext:value-type="float">
            <text:p>141036</text:p>
          </table:table-cell>
          <table:table-cell office:value-type="float" office:value="1459" calcext:value-type="float">
            <text:p>1459</text:p>
          </table:table-cell>
          <table:table-cell office:value-type="float" office:value="3126" calcext:value-type="float">
            <text:p>3126</text:p>
          </table:table-cell>
          <table:table-cell table:formula="of:=[.F89]/SQRT([.B89]*[.C89])*100" office:value-type="float" office:value="2.07224483755449" calcext:value-type="float">
            <text:p>2,07</text:p>
          </table:table-cell>
          <table:table-cell table:formula="of:=[.G89]/SQRT([.D89]*[.E89])*100" office:value-type="float" office:value="4.48088799032173" calcext:value-type="float">
            <text:p>4,48</text:p>
          </table:table-cell>
          <table:table-cell table:formula="of:=[.F89]/[.B89]*100" office:value-type="float" office:value="3.69554204660588" calcext:value-type="float">
            <text:p>3,70</text:p>
          </table:table-cell>
          <table:table-cell table:formula="of:=[.G89]/[.D89]*100" office:value-type="float" office:value="9.05876898110583" calcext:value-type="float">
            <text:p>9,06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3552" calcext:value-type="float">
            <text:p>43552</text:p>
          </table:table-cell>
          <table:table-cell office:value-type="float" office:value="199312" calcext:value-type="float">
            <text:p>199312</text:p>
          </table:table-cell>
          <table:table-cell office:value-type="float" office:value="34492" calcext:value-type="float">
            <text:p>34492</text:p>
          </table:table-cell>
          <table:table-cell office:value-type="float" office:value="210676" calcext:value-type="float">
            <text:p>210676</text:p>
          </table:table-cell>
          <table:table-cell office:value-type="float" office:value="1926" calcext:value-type="float">
            <text:p>1926</text:p>
          </table:table-cell>
          <table:table-cell office:value-type="float" office:value="1719" calcext:value-type="float">
            <text:p>1719</text:p>
          </table:table-cell>
          <table:table-cell table:formula="of:=[.F90]/SQRT([.B90]*[.C90])*100" office:value-type="float" office:value="2.06721433288059" calcext:value-type="float">
            <text:p>2,07</text:p>
          </table:table-cell>
          <table:table-cell table:formula="of:=[.G90]/SQRT([.D90]*[.E90])*100" office:value-type="float" office:value="2.01655074861373" calcext:value-type="float">
            <text:p>2,02</text:p>
          </table:table-cell>
          <table:table-cell table:formula="of:=[.F90]/[.B90]*100" office:value-type="float" office:value="4.42229977957384" calcext:value-type="float">
            <text:p>4,42</text:p>
          </table:table-cell>
          <table:table-cell table:formula="of:=[.G90]/[.D90]*100" office:value-type="float" office:value="4.98376435115389" calcext:value-type="float">
            <text:p>4,98</text:p>
          </table:table-cell>
          <table:table-cell table:number-columns-repeated="4"/>
          <table:table-cell office:value-type="string" calcext:value-type="string">
            <text:p>timeou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896" calcext:value-type="float">
            <text:p>896</text:p>
          </table:table-cell>
          <table:table-cell office:value-type="float" office:value="1230" calcext:value-type="float">
            <text:p>1230</text:p>
          </table:table-cell>
          <table:table-cell table:formula="of:=[.F91]/SQRT([.B91]*[.C91])*100" office:value-type="float" office:value="1.97002680090182" calcext:value-type="float">
            <text:p>1,97</text:p>
          </table:table-cell>
          <table:table-cell table:formula="of:=[.G91]/SQRT([.D91]*[.E91])*100" office:value-type="float" office:value="2.92878872486254" calcext:value-type="float">
            <text:p>2,93</text:p>
          </table:table-cell>
          <table:table-cell table:formula="of:=[.F91]/[.B91]*100" office:value-type="float" office:value="3.30578512396694" calcext:value-type="float">
            <text:p>3,31</text:p>
          </table:table-cell>
          <table:table-cell table:formula="of:=[.G91]/[.D91]*100" office:value-type="float" office:value="5.5475374346022" calcext:value-type="float">
            <text:p>5,55</text:p>
          </table:table-cell>
          <table:table-cell table:number-columns-repeated="4"/>
          <table:table-cell office:value-type="string" calcext:value-type="string">
            <text:p>touch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896" calcext:value-type="float">
            <text:p>896</text:p>
          </table:table-cell>
          <table:table-cell office:value-type="float" office:value="1230" calcext:value-type="float">
            <text:p>1230</text:p>
          </table:table-cell>
          <table:table-cell table:formula="of:=[.F92]/SQRT([.B92]*[.C92])*100" office:value-type="float" office:value="1.97002680090182" calcext:value-type="float">
            <text:p>1,97</text:p>
          </table:table-cell>
          <table:table-cell table:formula="of:=[.G92]/SQRT([.D92]*[.E92])*100" office:value-type="float" office:value="2.92878872486254" calcext:value-type="float">
            <text:p>2,93</text:p>
          </table:table-cell>
          <table:table-cell table:formula="of:=[.F92]/[.B92]*100" office:value-type="float" office:value="3.30578512396694" calcext:value-type="float">
            <text:p>3,31</text:p>
          </table:table-cell>
          <table:table-cell table:formula="of:=[.G92]/[.D92]*100" office:value-type="float" office:value="5.5475374346022" calcext:value-type="float">
            <text:p>5,55</text:p>
          </table:table-cell>
          <table:table-cell table:number-columns-repeated="4"/>
          <table:table-cell office:value-type="string" calcext:value-type="string">
            <text:p>tr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64168" calcext:value-type="float">
            <text:p>64168</text:p>
          </table:table-cell>
          <table:table-cell office:value-type="float" office:value="289512" calcext:value-type="float">
            <text:p>289512</text:p>
          </table:table-cell>
          <table:table-cell office:value-type="float" office:value="50948" calcext:value-type="float">
            <text:p>50948</text:p>
          </table:table-cell>
          <table:table-cell office:value-type="float" office:value="313124" calcext:value-type="float">
            <text:p>313124</text:p>
          </table:table-cell>
          <table:table-cell office:value-type="float" office:value="2653" calcext:value-type="float">
            <text:p>2653</text:p>
          </table:table-cell>
          <table:table-cell office:value-type="float" office:value="2641" calcext:value-type="float">
            <text:p>2641</text:p>
          </table:table-cell>
          <table:table-cell table:formula="of:=[.F93]/SQRT([.B93]*[.C93])*100" office:value-type="float" office:value="1.94645654988939" calcext:value-type="float">
            <text:p>1,95</text:p>
          </table:table-cell>
          <table:table-cell table:formula="of:=[.G93]/SQRT([.D93]*[.E93])*100" office:value-type="float" office:value="2.09096446873808" calcext:value-type="float">
            <text:p>2,09</text:p>
          </table:table-cell>
          <table:table-cell table:formula="of:=[.F93]/[.B93]*100" office:value-type="float" office:value="4.13445954369779" calcext:value-type="float">
            <text:p>4,13</text:p>
          </table:table-cell>
          <table:table-cell table:formula="of:=[.G93]/[.D93]*100" office:value-type="float" office:value="5.18371673078433" calcext:value-type="float">
            <text:p>5,18</text:p>
          </table:table-cell>
          <table:table-cell table:number-columns-repeated="4"/>
          <table:table-cell table:style-name="ce3" office:value-type="string" calcext:value-type="string">
            <text:p>tru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60024" calcext:value-type="float">
            <text:p>60024</text:p>
          </table:table-cell>
          <table:table-cell office:value-type="float" office:value="268984" calcext:value-type="float">
            <text:p>268984</text:p>
          </table:table-cell>
          <table:table-cell office:value-type="float" office:value="46828" calcext:value-type="float">
            <text:p>46828</text:p>
          </table:table-cell>
          <table:table-cell office:value-type="float" office:value="288524" calcext:value-type="float">
            <text:p>288524</text:p>
          </table:table-cell>
          <table:table-cell office:value-type="float" office:value="2421" calcext:value-type="float">
            <text:p>2421</text:p>
          </table:table-cell>
          <table:table-cell office:value-type="float" office:value="2405" calcext:value-type="float">
            <text:p>2405</text:p>
          </table:table-cell>
          <table:table-cell table:formula="of:=[.F94]/SQRT([.B94]*[.C94])*100" office:value-type="float" office:value="1.90532514476806" calcext:value-type="float">
            <text:p>1,91</text:p>
          </table:table-cell>
          <table:table-cell table:formula="of:=[.G94]/SQRT([.D94]*[.E94])*100" office:value-type="float" office:value="2.0690515141389" calcext:value-type="float">
            <text:p>2,07</text:p>
          </table:table-cell>
          <table:table-cell table:formula="of:=[.F94]/[.B94]*100" office:value-type="float" office:value="4.03338664534186" calcext:value-type="float">
            <text:p>4,03</text:p>
          </table:table-cell>
          <table:table-cell table:formula="of:=[.G94]/[.D94]*100" office:value-type="float" office:value="5.13581617835483" calcext:value-type="float">
            <text:p>5,14</text:p>
          </table:table-cell>
          <table:table-cell table:number-columns-repeated="4"/>
          <table:table-cell office:value-type="string" calcext:value-type="string">
            <text:p>truncat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60072" calcext:value-type="float">
            <text:p>60072</text:p>
          </table:table-cell>
          <table:table-cell office:value-type="float" office:value="281320" calcext:value-type="float">
            <text:p>281320</text:p>
          </table:table-cell>
          <table:table-cell office:value-type="float" office:value="50948" calcext:value-type="float">
            <text:p>50948</text:p>
          </table:table-cell>
          <table:table-cell office:value-type="float" office:value="300836" calcext:value-type="float">
            <text:p>300836</text:p>
          </table:table-cell>
          <table:table-cell office:value-type="float" office:value="2461" calcext:value-type="float">
            <text:p>2461</text:p>
          </table:table-cell>
          <table:table-cell office:value-type="float" office:value="2445" calcext:value-type="float">
            <text:p>2445</text:p>
          </table:table-cell>
          <table:table-cell table:formula="of:=[.F95]/SQRT([.B95]*[.C95])*100" office:value-type="float" office:value="1.89310744603996" calcext:value-type="float">
            <text:p>1,89</text:p>
          </table:table-cell>
          <table:table-cell table:formula="of:=[.G95]/SQRT([.D95]*[.E95])*100" office:value-type="float" office:value="1.9749240139595" calcext:value-type="float">
            <text:p>1,97</text:p>
          </table:table-cell>
          <table:table-cell table:formula="of:=[.F95]/[.B95]*100" office:value-type="float" office:value="4.09675056598748" calcext:value-type="float">
            <text:p>4,10</text:p>
          </table:table-cell>
          <table:table-cell table:formula="of:=[.G95]/[.D95]*100" office:value-type="float" office:value="4.79901075606501" calcext:value-type="float">
            <text:p>4,80</text:p>
          </table:table-cell>
          <table:table-cell table:number-columns-repeated="4"/>
          <table:table-cell office:value-type="string" calcext:value-type="string">
            <text:p>tsor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39480" calcext:value-type="float">
            <text:p>39480</text:p>
          </table:table-cell>
          <table:table-cell office:value-type="float" office:value="440992" calcext:value-type="float">
            <text:p>440992</text:p>
          </table:table-cell>
          <table:table-cell office:value-type="float" office:value="30412" calcext:value-type="float">
            <text:p>30412</text:p>
          </table:table-cell>
          <table:table-cell office:value-type="float" office:value="440060" calcext:value-type="float">
            <text:p>440060</text:p>
          </table:table-cell>
          <table:table-cell office:value-type="float" office:value="2437" calcext:value-type="float">
            <text:p>2437</text:p>
          </table:table-cell>
          <table:table-cell office:value-type="float" office:value="2417" calcext:value-type="float">
            <text:p>2417</text:p>
          </table:table-cell>
          <table:table-cell table:formula="of:=[.F96]/SQRT([.B96]*[.C96])*100" office:value-type="float" office:value="1.84693495864322" calcext:value-type="float">
            <text:p>1,85</text:p>
          </table:table-cell>
          <table:table-cell table:formula="of:=[.G96]/SQRT([.D96]*[.E96])*100" office:value-type="float" office:value="2.08928753058142" calcext:value-type="float">
            <text:p>2,09</text:p>
          </table:table-cell>
          <table:table-cell table:formula="of:=[.F96]/[.B96]*100" office:value-type="float" office:value="6.17274569402229" calcext:value-type="float">
            <text:p>6,17</text:p>
          </table:table-cell>
          <table:table-cell table:formula="of:=[.G96]/[.D96]*100" office:value-type="float" office:value="7.94752071550704" calcext:value-type="float">
            <text:p>7,95</text:p>
          </table:table-cell>
          <table:table-cell table:number-columns-repeated="4"/>
          <table:table-cell office:value-type="string" calcext:value-type="string">
            <text:p>tty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5408" calcext:value-type="float">
            <text:p>35408</text:p>
          </table:table-cell>
          <table:table-cell office:value-type="float" office:value="424632" calcext:value-type="float">
            <text:p>424632</text:p>
          </table:table-cell>
          <table:table-cell office:value-type="float" office:value="30420" calcext:value-type="float">
            <text:p>30420</text:p>
          </table:table-cell>
          <table:table-cell office:value-type="float" office:value="419596" calcext:value-type="float">
            <text:p>419596</text:p>
          </table:table-cell>
          <table:table-cell office:value-type="float" office:value="2227" calcext:value-type="float">
            <text:p>2227</text:p>
          </table:table-cell>
          <table:table-cell office:value-type="float" office:value="2441" calcext:value-type="float">
            <text:p>2441</text:p>
          </table:table-cell>
          <table:table-cell table:formula="of:=[.F97]/SQRT([.B97]*[.C97])*100" office:value-type="float" office:value="1.81619785796768" calcext:value-type="float">
            <text:p>1,82</text:p>
          </table:table-cell>
          <table:table-cell table:formula="of:=[.G97]/SQRT([.D97]*[.E97])*100" office:value-type="float" office:value="2.16059071222384" calcext:value-type="float">
            <text:p>2,16</text:p>
          </table:table-cell>
          <table:table-cell table:formula="of:=[.F97]/[.B97]*100" office:value-type="float" office:value="6.28953908721193" calcext:value-type="float">
            <text:p>6,29</text:p>
          </table:table-cell>
          <table:table-cell table:formula="of:=[.G97]/[.D97]*100" office:value-type="float" office:value="8.02432610124918" calcext:value-type="float">
            <text:p>8,02</text:p>
          </table:table-cell>
          <table:table-cell table:number-columns-repeated="4"/>
          <table:table-cell office:value-type="string" calcext:value-type="string">
            <text:p>u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0" calcext:value-type="float">
            <text:p>22180</text:p>
          </table:table-cell>
          <table:table-cell office:value-type="float" office:value="83660" calcext:value-type="float">
            <text:p>83660</text:p>
          </table:table-cell>
          <table:table-cell office:value-type="float" office:value="896" calcext:value-type="float">
            <text:p>896</text:p>
          </table:table-cell>
          <table:table-cell office:value-type="float" office:value="1115" calcext:value-type="float">
            <text:p>1115</text:p>
          </table:table-cell>
          <table:table-cell table:formula="of:=[.F98]/SQRT([.B98]*[.C98])*100" office:value-type="float" office:value="1.7880652074695" calcext:value-type="float">
            <text:p>1,79</text:p>
          </table:table-cell>
          <table:table-cell table:formula="of:=[.G98]/SQRT([.D98]*[.E98])*100" office:value-type="float" office:value="2.58842250036288" calcext:value-type="float">
            <text:p>2,59</text:p>
          </table:table-cell>
          <table:table-cell table:formula="of:=[.F98]/[.B98]*100" office:value-type="float" office:value="2.87032291132752" calcext:value-type="float">
            <text:p>2,87</text:p>
          </table:table-cell>
          <table:table-cell table:formula="of:=[.G98]/[.D98]*100" office:value-type="float" office:value="5.02705139765555" calcext:value-type="float">
            <text:p>5,03</text:p>
          </table:table-cell>
          <table:table-cell table:number-columns-repeated="4"/>
          <table:table-cell office:value-type="string" calcext:value-type="string">
            <text:p>unexpan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39584" calcext:value-type="float">
            <text:p>39584</text:p>
          </table:table-cell>
          <table:table-cell office:value-type="float" office:value="432904" calcext:value-type="float">
            <text:p>432904</text:p>
          </table:table-cell>
          <table:table-cell office:value-type="float" office:value="34556" calcext:value-type="float">
            <text:p>34556</text:p>
          </table:table-cell>
          <table:table-cell office:value-type="float" office:value="431924" calcext:value-type="float">
            <text:p>431924</text:p>
          </table:table-cell>
          <table:table-cell office:value-type="float" office:value="2277" calcext:value-type="float">
            <text:p>2277</text:p>
          </table:table-cell>
          <table:table-cell office:value-type="float" office:value="2257" calcext:value-type="float">
            <text:p>2257</text:p>
          </table:table-cell>
          <table:table-cell table:formula="of:=[.F99]/SQRT([.B99]*[.C99])*100" office:value-type="float" office:value="1.73943174709472" calcext:value-type="float">
            <text:p>1,74</text:p>
          </table:table-cell>
          <table:table-cell table:formula="of:=[.G99]/SQRT([.D99]*[.E99])*100" office:value-type="float" office:value="1.84742220029873" calcext:value-type="float">
            <text:p>1,85</text:p>
          </table:table-cell>
          <table:table-cell table:formula="of:=[.F99]/[.B99]*100" office:value-type="float" office:value="5.75232417138238" calcext:value-type="float">
            <text:p>5,75</text:p>
          </table:table-cell>
          <table:table-cell table:formula="of:=[.G99]/[.D99]*100" office:value-type="float" office:value="6.53142724852414" calcext:value-type="float">
            <text:p>6,53</text:p>
          </table:table-cell>
          <table:table-cell table:number-columns-repeated="4"/>
          <table:table-cell office:value-type="string" calcext:value-type="string">
            <text:p>uniq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77192" calcext:value-type="float">
            <text:p>77192</text:p>
          </table:table-cell>
          <table:table-cell office:value-type="float" office:value="687640" calcext:value-type="float">
            <text:p>687640</text:p>
          </table:table-cell>
          <table:table-cell office:value-type="float" office:value="67748" calcext:value-type="float">
            <text:p>67748</text:p>
          </table:table-cell>
          <table:table-cell office:value-type="float" office:value="719076" calcext:value-type="float">
            <text:p>719076</text:p>
          </table:table-cell>
          <table:table-cell office:value-type="float" office:value="3934" calcext:value-type="float">
            <text:p>3934</text:p>
          </table:table-cell>
          <table:table-cell office:value-type="float" office:value="3943" calcext:value-type="float">
            <text:p>3943</text:p>
          </table:table-cell>
          <table:table-cell table:formula="of:=[.F100]/SQRT([.B100]*[.C100])*100" office:value-type="float" office:value="1.70752724943552" calcext:value-type="float">
            <text:p>1,71</text:p>
          </table:table-cell>
          <table:table-cell table:formula="of:=[.G100]/SQRT([.D100]*[.E100])*100" office:value-type="float" office:value="1.78645113210093" calcext:value-type="float">
            <text:p>1,79</text:p>
          </table:table-cell>
          <table:table-cell table:formula="of:=[.F100]/[.B100]*100" office:value-type="float" office:value="5.09638304487512" calcext:value-type="float">
            <text:p>5,10</text:p>
          </table:table-cell>
          <table:table-cell table:formula="of:=[.G100]/[.D100]*100" office:value-type="float" office:value="5.82009801027337" calcext:value-type="float">
            <text:p>5,82</text:p>
          </table:table-cell>
          <table:table-cell table:number-columns-repeated="4"/>
          <table:table-cell office:value-type="string" calcext:value-type="string">
            <text:p>un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80600" calcext:value-type="float">
            <text:p>80600</text:p>
          </table:table-cell>
          <table:table-cell office:value-type="float" office:value="617288" calcext:value-type="float">
            <text:p>617288</text:p>
          </table:table-cell>
          <table:table-cell office:value-type="float" office:value="71452" calcext:value-type="float">
            <text:p>71452</text:p>
          </table:table-cell>
          <table:table-cell office:value-type="float" office:value="649044" calcext:value-type="float">
            <text:p>649044</text:p>
          </table:table-cell>
          <table:table-cell table:number-columns-repeated="2" office:value-type="float" office:value="3789" calcext:value-type="float">
            <text:p>3789</text:p>
          </table:table-cell>
          <table:table-cell table:formula="of:=[.F101]/SQRT([.B101]*[.C101])*100" office:value-type="float" office:value="1.69868623339514" calcext:value-type="float">
            <text:p>1,70</text:p>
          </table:table-cell>
          <table:table-cell table:formula="of:=[.G101]/SQRT([.D101]*[.E101])*100" office:value-type="float" office:value="1.75946381967434" calcext:value-type="float">
            <text:p>1,76</text:p>
          </table:table-cell>
          <table:table-cell table:formula="of:=[.F101]/[.B101]*100" office:value-type="float" office:value="4.70099255583127" calcext:value-type="float">
            <text:p>4,70</text:p>
          </table:table-cell>
          <table:table-cell table:formula="of:=[.G101]/[.D101]*100" office:value-type="float" office:value="5.30286066170296" calcext:value-type="float">
            <text:p>5,30</text:p>
          </table:table-cell>
          <table:table-cell table:number-columns-repeated="4"/>
          <table:table-cell office:value-type="string" calcext:value-type="string">
            <text:p>upti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05584" calcext:value-type="float">
            <text:p>105584</text:p>
          </table:table-cell>
          <table:table-cell office:value-type="float" office:value="756952" calcext:value-type="float">
            <text:p>756952</text:p>
          </table:table-cell>
          <table:table-cell office:value-type="float" office:value="88048" calcext:value-type="float">
            <text:p>88048</text:p>
          </table:table-cell>
          <table:table-cell office:value-type="float" office:value="788520" calcext:value-type="float">
            <text:p>788520</text:p>
          </table:table-cell>
          <table:table-cell office:value-type="float" office:value="4741" calcext:value-type="float">
            <text:p>4741</text:p>
          </table:table-cell>
          <table:table-cell office:value-type="float" office:value="4719" calcext:value-type="float">
            <text:p>4719</text:p>
          </table:table-cell>
          <table:table-cell table:formula="of:=[.F102]/SQRT([.B102]*[.C102])*100" office:value-type="float" office:value="1.67701415918551" calcext:value-type="float">
            <text:p>1,68</text:p>
          </table:table-cell>
          <table:table-cell table:formula="of:=[.G102]/SQRT([.D102]*[.E102])*100" office:value-type="float" office:value="1.79095169764316" calcext:value-type="float">
            <text:p>1,79</text:p>
          </table:table-cell>
          <table:table-cell table:formula="of:=[.F102]/[.B102]*100" office:value-type="float" office:value="4.49026367631459" calcext:value-type="float">
            <text:p>4,49</text:p>
          </table:table-cell>
          <table:table-cell table:formula="of:=[.G102]/[.D102]*100" office:value-type="float" office:value="5.35957659458477" calcext:value-type="float">
            <text:p>5,36</text:p>
          </table:table-cell>
          <table:table-cell table:number-columns-repeated="4"/>
          <table:table-cell office:value-type="string" calcext:value-type="string">
            <text:p>user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5360" calcext:value-type="float">
            <text:p>35360</text:p>
          </table:table-cell>
          <table:table-cell office:value-type="float" office:value="96864" calcext:value-type="float">
            <text:p>96864</text:p>
          </table:table-cell>
          <table:table-cell office:value-type="float" office:value="30396" calcext:value-type="float">
            <text:p>30396</text:p>
          </table:table-cell>
          <table:table-cell office:value-type="float" office:value="104156" calcext:value-type="float">
            <text:p>104156</text:p>
          </table:table-cell>
          <table:table-cell office:value-type="float" office:value="958" calcext:value-type="float">
            <text:p>958</text:p>
          </table:table-cell>
          <table:table-cell office:value-type="float" office:value="1230" calcext:value-type="float">
            <text:p>1230</text:p>
          </table:table-cell>
          <table:table-cell table:formula="of:=[.F103]/SQRT([.B103]*[.C103])*100" office:value-type="float" office:value="1.63692273752435" calcext:value-type="float">
            <text:p>1,64</text:p>
          </table:table-cell>
          <table:table-cell table:formula="of:=[.G103]/SQRT([.D103]*[.E103])*100" office:value-type="float" office:value="2.18602310085576" calcext:value-type="float">
            <text:p>2,19</text:p>
          </table:table-cell>
          <table:table-cell table:formula="of:=[.F103]/[.B103]*100" office:value-type="float" office:value="2.70927601809955" calcext:value-type="float">
            <text:p>2,71</text:p>
          </table:table-cell>
          <table:table-cell table:formula="of:=[.G103]/[.D103]*100" office:value-type="float" office:value="4.04658507698381" calcext:value-type="float">
            <text:p>4,05</text:p>
          </table:table-cell>
          <table:table-cell table:number-columns-repeated="4"/>
          <table:table-cell office:value-type="string" calcext:value-type="string">
            <text:p>vdir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39496" calcext:value-type="float">
            <text:p>39496</text:p>
          </table:table-cell>
          <table:table-cell office:value-type="float" office:value="424624" calcext:value-type="float">
            <text:p>424624</text:p>
          </table:table-cell>
          <table:table-cell office:value-type="float" office:value="34516" calcext:value-type="float">
            <text:p>34516</text:p>
          </table:table-cell>
          <table:table-cell office:value-type="float" office:value="423684" calcext:value-type="float">
            <text:p>423684</text:p>
          </table:table-cell>
          <table:table-cell office:value-type="float" office:value="2083" calcext:value-type="float">
            <text:p>2083</text:p>
          </table:table-cell>
          <table:table-cell office:value-type="float" office:value="2068" calcext:value-type="float">
            <text:p>2068</text:p>
          </table:table-cell>
          <table:table-cell table:formula="of:=[.F104]/SQRT([.B104]*[.C104])*100" office:value-type="float" office:value="1.60846066358773" calcext:value-type="float">
            <text:p>1,61</text:p>
          </table:table-cell>
          <table:table-cell table:formula="of:=[.G104]/SQRT([.D104]*[.E104])*100" office:value-type="float" office:value="1.71009120121364" calcext:value-type="float">
            <text:p>1,71</text:p>
          </table:table-cell>
          <table:table-cell table:formula="of:=[.F104]/[.B104]*100" office:value-type="float" office:value="5.27395179258659" calcext:value-type="float">
            <text:p>5,27</text:p>
          </table:table-cell>
          <table:table-cell table:formula="of:=[.G104]/[.D104]*100" office:value-type="float" office:value="5.99142426700661" calcext:value-type="float">
            <text:p>5,99</text:p>
          </table:table-cell>
          <table:table-cell table:number-columns-repeated="4"/>
          <table:table-cell office:value-type="string" calcext:value-type="string">
            <text:p>wc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1280" calcext:value-type="float">
            <text:p>31280</text:p>
          </table:table-cell>
          <table:table-cell office:value-type="float" office:value="100976" calcext:value-type="float">
            <text:p>100976</text:p>
          </table:table-cell>
          <table:table-cell office:value-type="float" office:value="26308" calcext:value-type="float">
            <text:p>26308</text:p>
          </table:table-cell>
          <table:table-cell office:value-type="float" office:value="104164" calcext:value-type="float">
            <text:p>104164</text:p>
          </table:table-cell>
          <table:table-cell office:value-type="float" office:value="896" calcext:value-type="float">
            <text:p>896</text:p>
          </table:table-cell>
          <table:table-cell office:value-type="float" office:value="2038" calcext:value-type="float">
            <text:p>2038</text:p>
          </table:table-cell>
          <table:table-cell table:formula="of:=[.F105]/SQRT([.B105]*[.C105])*100" office:value-type="float" office:value="1.59428351708018" calcext:value-type="float">
            <text:p>1,59</text:p>
          </table:table-cell>
          <table:table-cell table:formula="of:=[.G105]/SQRT([.D105]*[.E105])*100" office:value-type="float" office:value="3.89315270339102" calcext:value-type="float">
            <text:p>3,89</text:p>
          </table:table-cell>
          <table:table-cell table:formula="of:=[.F105]/[.B105]*100" office:value-type="float" office:value="2.86445012787724" calcext:value-type="float">
            <text:p>2,86</text:p>
          </table:table-cell>
          <table:table-cell table:formula="of:=[.G105]/[.D105]*100" office:value-type="float" office:value="7.74669302113426" calcext:value-type="float">
            <text:p>7,75</text:p>
          </table:table-cell>
          <table:table-cell table:number-columns-repeated="4"/>
          <table:table-cell office:value-type="string" calcext:value-type="string">
            <text:p>who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5496" calcext:value-type="float">
            <text:p>105496</text:p>
          </table:table-cell>
          <table:table-cell office:value-type="float" office:value="494680" calcext:value-type="float">
            <text:p>494680</text:p>
          </table:table-cell>
          <table:table-cell office:value-type="float" office:value="88000" calcext:value-type="float">
            <text:p>88000</text:p>
          </table:table-cell>
          <table:table-cell office:value-type="float" office:value="542688" calcext:value-type="float">
            <text:p>542688</text:p>
          </table:table-cell>
          <table:table-cell table:number-columns-repeated="2" office:value-type="float" office:value="3007" calcext:value-type="float">
            <text:p>3007</text:p>
          </table:table-cell>
          <table:table-cell table:formula="of:=[.F106]/SQRT([.B106]*[.C106])*100" office:value-type="float" office:value="1.31629507225014" calcext:value-type="float">
            <text:p>1,32</text:p>
          </table:table-cell>
          <table:table-cell table:formula="of:=[.G106]/SQRT([.D106]*[.E106])*100" office:value-type="float" office:value="1.37599540232898" calcext:value-type="float">
            <text:p>1,38</text:p>
          </table:table-cell>
          <table:table-cell table:formula="of:=[.F106]/[.B106]*100" office:value-type="float" office:value="2.85034503677865" calcext:value-type="float">
            <text:p>2,85</text:p>
          </table:table-cell>
          <table:table-cell table:formula="of:=[.G106]/[.D106]*100" office:value-type="float" office:value="3.41704545454545" calcext:value-type="float">
            <text:p>3,42</text:p>
          </table:table-cell>
          <table:table-cell table:number-columns-repeated="4"/>
          <table:table-cell office:value-type="string" calcext:value-type="string">
            <text:p>whoami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9544" calcext:value-type="float">
            <text:p>39544</text:p>
          </table:table-cell>
          <table:table-cell office:value-type="float" office:value="441056" calcext:value-type="float">
            <text:p>441056</text:p>
          </table:table-cell>
          <table:table-cell office:value-type="float" office:value="30444" calcext:value-type="float">
            <text:p>30444</text:p>
          </table:table-cell>
          <table:table-cell office:value-type="float" office:value="435996" calcext:value-type="float">
            <text:p>435996</text:p>
          </table:table-cell>
          <table:table-cell office:value-type="float" office:value="1693" calcext:value-type="float">
            <text:p>1693</text:p>
          </table:table-cell>
          <table:table-cell office:value-type="float" office:value="1497" calcext:value-type="float">
            <text:p>1497</text:p>
          </table:table-cell>
          <table:table-cell table:formula="of:=[.F107]/SQRT([.B107]*[.C107])*100" office:value-type="float" office:value="1.28194617877287" calcext:value-type="float">
            <text:p>1,28</text:p>
          </table:table-cell>
          <table:table-cell table:formula="of:=[.G107]/SQRT([.D107]*[.E107])*100" office:value-type="float" office:value="1.29936059273378" calcext:value-type="float">
            <text:p>1,30</text:p>
          </table:table-cell>
          <table:table-cell table:formula="of:=[.F107]/[.B107]*100" office:value-type="float" office:value="4.28130689864455" calcext:value-type="float">
            <text:p>4,28</text:p>
          </table:table-cell>
          <table:table-cell table:formula="of:=[.G107]/[.D107]*100" office:value-type="float" office:value="4.91722506897911" calcext:value-type="float">
            <text:p>4,92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1264" calcext:value-type="float">
            <text:p>31264</text:p>
          </table:table-cell>
          <table:table-cell office:value-type="float" office:value="400008" calcext:value-type="float">
            <text:p>400008</text:p>
          </table:table-cell>
          <table:table-cell office:value-type="float" office:value="26300" calcext:value-type="float">
            <text:p>26300</text:p>
          </table:table-cell>
          <table:table-cell office:value-type="float" office:value="394996" calcext:value-type="float">
            <text:p>394996</text:p>
          </table:table-cell>
          <table:table-cell office:value-type="float" office:value="1156" calcext:value-type="float">
            <text:p>1156</text:p>
          </table:table-cell>
          <table:table-cell office:value-type="float" office:value="3101" calcext:value-type="float">
            <text:p>3101</text:p>
          </table:table-cell>
          <table:table-cell table:formula="of:=[.F108]/SQRT([.B108]*[.C108])*100" office:value-type="float" office:value="1.03371596692413" calcext:value-type="float">
            <text:p>1,03</text:p>
          </table:table-cell>
          <table:table-cell table:formula="of:=[.G108]/SQRT([.D108]*[.E108])*100" office:value-type="float" office:value="3.04247867671717" calcext:value-type="float">
            <text:p>3,04</text:p>
          </table:table-cell>
          <table:table-cell table:formula="of:=[.F108]/[.B108]*100" office:value-type="float" office:value="3.69754350051177" calcext:value-type="float">
            <text:p>3,70</text:p>
          </table:table-cell>
          <table:table-cell table:formula="of:=[.G108]/[.D108]*100" office:value-type="float" office:value="11.7908745247148" calcext:value-type="float">
            <text:p>11,79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Mittelwert</text:p>
          </table:table-cell>
          <table:table-cell table:style-name="ce7" table:formula="of:=AVERAGE([.B4:.B108])" office:value-type="float" office:value="49562.7428571429" calcext:value-type="float">
            <text:p>49562,74</text:p>
          </table:table-cell>
          <table:table-cell table:style-name="ce7" table:formula="of:=AVERAGE([.C4:.C108])" office:value-type="float" office:value="227559.161904762" calcext:value-type="float">
            <text:p>227559,16</text:p>
          </table:table-cell>
          <table:table-cell table:style-name="ce7" table:formula="of:=AVERAGE([.D4:.D108])" office:value-type="float" office:value="42207.2761904762" calcext:value-type="float">
            <text:p>42207,28</text:p>
          </table:table-cell>
          <table:table-cell table:style-name="ce7" table:formula="of:=AVERAGE([.E4:.E108])" office:value-type="float" office:value="241387.466666667" calcext:value-type="float">
            <text:p>241387,47</text:p>
          </table:table-cell>
          <table:table-cell table:style-name="ce7" table:formula="of:=AVERAGE([.F4:.F108])" office:value-type="float" office:value="3134.97142857143" calcext:value-type="float">
            <text:p>3134,97</text:p>
          </table:table-cell>
          <table:table-cell table:style-name="ce7" table:formula="of:=AVERAGE([.G4:.G108])" office:value-type="float" office:value="3117.6" calcext:value-type="float">
            <text:p>3117,60</text:p>
          </table:table-cell>
          <table:table-cell table:formula="of:=AVERAGE([.H4:.H108])" office:value-type="float" office:value="3.18180103304827" calcext:value-type="float">
            <text:p>3,18</text:p>
          </table:table-cell>
          <table:table-cell table:formula="of:=AVERAGE([.I4:.I108])" office:value-type="float" office:value="3.31004674630317" calcext:value-type="float">
            <text:p>3,31</text:p>
          </table:table-cell>
          <table:table-cell table:formula="of:=AVERAGE([.J4:.J108])" office:value-type="float" office:value="6.18369432880479" calcext:value-type="float">
            <text:p>6,18</text:p>
          </table:table-cell>
          <table:table-cell table:formula="of:=AVERAGE([.K4:.K108])" office:value-type="float" office:value="7.2880176600075" calcext:value-type="float">
            <text:p>7,2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4:Sheet1.K10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6:04:46.812692953</meta:creation-date>
    <dc:date>2021-07-21T21:19:12.381440147</dc:date>
    <meta:editing-duration>PT3H14M45S</meta:editing-duration>
    <meta:editing-cycles>4</meta:editing-cycles>
    <meta:generator>LibreOffice/6.0.7.3$Linux_X86_64 LibreOffice_project/00m0$Build-3</meta:generator>
    <meta:document-statistic meta:table-count="1" meta:cell-count="1716" meta:object-count="0"/>
  </office:meta>
</office:document-meta>
</file>